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874cm" style:rel-column-width="18787*"/>
    </style:style>
    <style:style style:name="Таблица1.B" style:family="table-column">
      <style:table-column-properties style:column-width="12.127cm" style:rel-column-width="4674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874cm" style:rel-column-width="18787*"/>
    </style:style>
    <style:style style:name="Таблица2.B" style:family="table-column">
      <style:table-column-properties style:column-width="12.127cm" style:rel-column-width="4674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7" style:family="table-row">
      <style:table-row-properties style:min-row-height="1.408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874cm" style:rel-column-width="18787*"/>
    </style:style>
    <style:style style:name="Таблица3.B" style:family="table-column">
      <style:table-column-properties style:column-width="12.127cm" style:rel-column-width="4674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7" style:family="table-row">
      <style:table-row-properties style:min-row-height="1.408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74cm" style:rel-column-width="18787*"/>
    </style:style>
    <style:style style:name="Таблица5.B" style:family="table-column">
      <style:table-column-properties style:column-width="12.127cm" style:rel-column-width="4674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7" style:family="table-row">
      <style:table-row-properties style:min-row-height="1.408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874cm" style:rel-column-width="18787*"/>
    </style:style>
    <style:style style:name="Таблица6.B" style:family="table-column">
      <style:table-column-properties style:column-width="12.127cm" style:rel-column-width="4674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7" style:family="table-row">
      <style:table-row-properties style:min-row-height="1.408cm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874cm" style:rel-column-width="18787*"/>
    </style:style>
    <style:style style:name="Таблица7.B" style:family="table-column">
      <style:table-column-properties style:column-width="12.127cm" style:rel-column-width="4674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7" style:family="table-row">
      <style:table-row-properties style:min-row-height="1.408cm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874cm" style:rel-column-width="18787*"/>
    </style:style>
    <style:style style:name="Таблица8.B" style:family="table-column">
      <style:table-column-properties style:column-width="12.127cm" style:rel-column-width="4674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7" style:family="table-row">
      <style:table-row-properties style:min-row-height="1.408cm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874cm" style:rel-column-width="18787*"/>
    </style:style>
    <style:style style:name="Таблица9.B" style:family="table-column">
      <style:table-column-properties style:column-width="12.127cm" style:rel-column-width="4674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7" style:family="table-row">
      <style:table-row-properties style:min-row-height="1.408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4.874cm" style:rel-column-width="18787*"/>
    </style:style>
    <style:style style:name="Таблица10.B" style:family="table-column">
      <style:table-column-properties style:column-width="12.127cm" style:rel-column-width="4674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7" style:family="table-row">
      <style:table-row-properties style:min-row-height="1.408cm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874cm" style:rel-column-width="18787*"/>
    </style:style>
    <style:style style:name="Таблица11.B" style:family="table-column">
      <style:table-column-properties style:column-width="12.127cm" style:rel-column-width="4674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7" style:family="table-row">
      <style:table-row-properties style:min-row-height="1.408cm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4.874cm" style:rel-column-width="18787*"/>
    </style:style>
    <style:style style:name="Таблица12.B" style:family="table-column">
      <style:table-column-properties style:column-width="12.127cm" style:rel-column-width="4674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7" style:family="table-row">
      <style:table-row-properties style:min-row-height="1.408cm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4.874cm" style:rel-column-width="18787*"/>
    </style:style>
    <style:style style:name="Таблица13.B" style:family="table-column">
      <style:table-column-properties style:column-width="12.127cm" style:rel-column-width="46748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7" style:family="table-row">
      <style:table-row-properties style:min-row-height="1.408cm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4.874cm" style:rel-column-width="18787*"/>
    </style:style>
    <style:style style:name="Таблица14.B" style:family="table-column">
      <style:table-column-properties style:column-width="12.127cm" style:rel-column-width="46748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.7" style:family="table-row">
      <style:table-row-properties style:min-row-height="1.408cm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874cm" style:rel-column-width="18787*"/>
    </style:style>
    <style:style style:name="Таблица15.B" style:family="table-column">
      <style:table-column-properties style:column-width="12.127cm" style:rel-column-width="4674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7" style:family="table-row">
      <style:table-row-properties style:min-row-height="1.408cm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4.874cm" style:rel-column-width="18787*"/>
    </style:style>
    <style:style style:name="Таблица16.B" style:family="table-column">
      <style:table-column-properties style:column-width="12.127cm" style:rel-column-width="46748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7" style:family="table-row">
      <style:table-row-properties style:min-row-height="1.408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4pt" fo:language="ru" fo:country="RU" fo:font-style="italic" officeooo:rsid="00003f20" officeooo:paragraph-rsid="00003f20" style:font-size-asian="12.25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03f20" officeooo:paragraph-rsid="00003f20" style:font-size-asian="12.25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5efc" officeooo:paragraph-rsid="00015efc" style:font-size-asian="12.25pt" style:font-style-asian="italic" style:font-size-complex="14pt" style:font-style-complex="italic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03f20" style:font-size-asian="12.25pt" style:font-weight-asian="bold" style:font-size-complex="14pt" style:font-weight-complex="bold"/>
    </style:style>
    <style:style style:name="P5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0114f1" style:font-size-asian="12.25pt" style:font-size-complex="14pt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03f20" style:font-size-asian="12.25pt" style:font-weight-asian="bold" style:font-size-complex="14pt" style:font-weight-complex="bold"/>
    </style:style>
    <style:style style:name="P7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14f1" officeooo:paragraph-rsid="000114f1" style:font-size-asian="12.25pt" style:font-size-complex="14pt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114f1" style:font-size-asian="12.25pt" style:font-weight-asian="bold" style:font-size-complex="14pt" style:font-weight-complex="bold"/>
    </style:style>
    <style:style style:name="P9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15efc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15efc" officeooo:paragraph-rsid="00015efc" style:font-size-asian="12.25pt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14f1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1bd4b" officeooo:paragraph-rsid="0031bd4b" style:font-size-asian="12.25pt" style:font-size-complex="14pt"/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14f1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6f6" officeooo:paragraph-rsid="003046f6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officeooo:rsid="00015efc" officeooo:paragraph-rsid="003046f6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046f6" officeooo:paragraph-rsid="003046f6" style:font-size-asian="12.25pt" style:font-size-complex="14pt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046f6" officeooo:paragraph-rsid="003046f6" style:font-size-asian="12.25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0040fd7" officeooo:paragraph-rsid="003046f6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rsid="00046a67" officeooo:paragraph-rsid="003046f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5efc" officeooo:paragraph-rsid="00003f20" style:font-size-asian="12.25pt" style:font-style-asian="italic" style:font-size-complex="14pt" style:font-style-complex="italic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15efc" style:font-size-asian="12.25pt" style:font-weight-asian="bold" style:font-size-complex="14pt" style:font-weight-complex="bold"/>
    </style:style>
    <style:style style:name="P22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254a7b" style:font-size-asian="12.25pt" style:font-size-complex="14pt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15efc" style:font-size-asian="12.25pt" style:font-weight-asian="bold" style:font-size-complex="14pt" style:font-weight-complex="bold"/>
    </style:style>
    <style:style style:name="P2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14f1" officeooo:paragraph-rsid="00015efc" style:font-size-asian="12.25pt" style:font-size-complex="14pt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15efc" style:font-size-asian="12.25pt" style:font-weight-asian="bold" style:font-size-complex="14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5efc" style:font-size-asian="12.25pt" style:font-weight-asian="bold" style:font-size-complex="14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5efc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015efc" officeooo:paragraph-rsid="00015efc" style:font-size-asian="12.25pt" style:font-size-complex="14pt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1bd4b" officeooo:paragraph-rsid="0031bd4b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040fd7" officeooo:paragraph-rsid="0031bd4b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46a67" officeooo:paragraph-rsid="0031bd4b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01a863" officeooo:paragraph-rsid="0031bd4b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03f20" officeooo:paragraph-rsid="00015efc" style:font-size-asian="12.25pt" style:font-style-asian="italic" style:font-size-complex="14pt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a863" officeooo:paragraph-rsid="0001a863" style:font-size-asian="12.25pt" style:font-style-asian="italic" style:font-size-complex="14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1a863" officeooo:paragraph-rsid="0001a863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47866" officeooo:paragraph-rsid="00347866" style:font-size-asian="12.25pt" style:font-weight-asian="bold" style:font-size-complex="14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47866" officeooo:paragraph-rsid="00347866" style:font-size-asian="12.25pt" style:font-weight-asian="normal" style:font-size-complex="14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officeooo:rsid="000568c1" officeooo:paragraph-rsid="000acf3f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568c1" officeooo:paragraph-rsid="000568c1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15efc" style:font-size-asian="12.25pt" style:font-style-asian="italic" style:font-size-complex="14pt" style:font-style-complex="italic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568c1" style:font-size-asian="12.25pt" style:font-style-asian="italic" style:font-size-complex="14pt" style:font-style-complex="italic"/>
    </style:style>
    <style:style style:name="P4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568c1" style:font-size-asian="12.25pt" style:font-weight-asian="bold" style:font-size-complex="14pt" style:font-weight-complex="bold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568c1" style:font-size-asian="12.25pt" style:font-weight-asian="bold" style:font-size-complex="14pt" style:font-weight-complex="bold"/>
    </style:style>
    <style:style style:name="P4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8de33" officeooo:paragraph-rsid="0008de33" style:font-size-asian="12.25pt" style:font-size-complex="14pt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568c1" style:font-size-asian="12.25pt" style:font-weight-asian="bold" style:font-size-complex="14pt" style:font-weight-complex="bold"/>
    </style:style>
    <style:style style:name="P4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568c1" style:font-size-asian="12.25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8de33" style:font-size-asian="12.25pt" style:font-size-complex="14pt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568c1" style:font-size-asian="12.25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568c1" style:font-size-asian="12.25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5aeea" officeooo:paragraph-rsid="0035aeea" style:font-size-asian="12.25pt" style:font-weight-asian="bold" style:font-size-complex="14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8de33" officeooo:paragraph-rsid="0035aeea" style:font-size-asian="12.25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5aeea" officeooo:paragraph-rsid="0035aeea" style:font-size-asian="12.25pt" style:font-size-complex="14pt"/>
    </style:style>
    <style:style style:name="P5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5aeea" officeooo:paragraph-rsid="0035aeea" style:font-size-asian="12.25pt" style:font-weight-asian="normal" style:font-size-complex="14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acf3f" officeooo:paragraph-rsid="0035aeea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acf3f" officeooo:paragraph-rsid="000acf3f" style:font-size-asian="12.25pt" style:font-style-asian="italic" style:font-size-complex="14pt" style:font-style-complex="italic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acf3f" style:font-size-asian="12.25pt" style:font-weight-asian="bold" style:font-size-complex="14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acf3f" style:font-size-asian="12.25pt" style:font-weight-asian="bold" style:font-size-complex="14pt" style:font-weight-complex="bold"/>
    </style:style>
    <style:style style:name="P58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d68f0" officeooo:paragraph-rsid="000d68f0" style:font-size-asian="12.25pt" style:font-size-complex="14pt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acf3f" style:font-size-asian="12.25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acf3f" style:font-size-asian="12.25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acf3f" style:font-size-asian="12.25pt" style:font-size-complex="14pt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acf3f" style:font-size-asian="12.25pt" style:font-weight-asian="bold" style:font-size-complex="14pt" style:font-weight-complex="bold"/>
    </style:style>
    <style:style style:name="P6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acf3f" style:font-size-asian="12.25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6d028" officeooo:paragraph-rsid="0036d028" style:font-size-asian="12.25pt" style:font-weight-asian="bold" style:font-size-complex="14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d68f0" officeooo:paragraph-rsid="0036d028" style:font-size-asian="12.25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f5f4a" officeooo:paragraph-rsid="000f5f4a" style:font-size-asian="12.25pt" style:font-size-complex="14pt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6d028" officeooo:paragraph-rsid="0036d028" style:font-size-asian="12.25pt" style:font-weight-asian="normal" style:font-size-complex="14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6d028" officeooo:paragraph-rsid="0036d028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acf3f" style:font-size-asian="12.25pt" style:font-style-asian="italic" style:font-size-complex="14pt" style:font-style-complex="italic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0fdbba" style:font-size-asian="12.25pt" style:font-style-asian="italic" style:font-size-complex="14pt" style:font-style-complex="italic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fdbba" style:font-size-asian="12.25pt" style:font-weight-asian="bold" style:font-size-complex="14pt" style:font-weight-complex="bold"/>
    </style:style>
    <style:style style:name="P72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0fdbba" style:font-size-asian="12.25pt" style:font-size-complex="14pt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fdbba" style:font-size-asian="12.25pt" style:font-weight-asian="bold" style:font-size-complex="14pt" style:font-weight-complex="bold"/>
    </style:style>
    <style:style style:name="P7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0a775" officeooo:paragraph-rsid="0010a775" style:font-size-asian="12.25pt" style:font-size-complex="14pt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fdbba" style:font-size-asian="12.25pt" style:font-weight-asian="bold" style:font-size-complex="14pt" style:font-weight-complex="bold"/>
    </style:style>
    <style:style style:name="P7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0a775" style:font-size-asian="12.25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fdbba" style:font-size-asian="12.25pt" style:font-size-complex="14pt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fdbba" style:font-size-asian="12.25pt" style:font-weight-asian="bold" style:font-size-complex="14pt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fdbba" style:font-size-asian="12.25pt" style:font-weight-asian="bold" style:font-size-complex="14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78064" officeooo:paragraph-rsid="00378064" style:font-size-asian="12.25pt" style:font-weight-asian="bold" style:font-size-complex="14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0a775" officeooo:paragraph-rsid="000fdbba" style:font-size-asian="12.25pt" style:font-size-complex="14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78064" officeooo:paragraph-rsid="00378064" style:font-size-asian="12.25pt" style:font-size-complex="14pt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78064" officeooo:paragraph-rsid="00378064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1532a" officeooo:paragraph-rsid="0011532a" style:font-size-asian="12.25pt" style:font-style-asian="italic" style:font-size-complex="14pt" style:font-style-complex="italic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1532a" style:font-size-asian="12.25pt" style:font-weight-asian="bold" style:font-size-complex="14pt" style:font-weight-complex="bold"/>
    </style:style>
    <style:style style:name="P86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1532a" style:font-size-asian="12.25pt" style:font-size-complex="14pt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1532a" style:font-size-asian="12.25pt" style:font-weight-asian="bold" style:font-size-complex="14pt" style:font-weight-complex="bold"/>
    </style:style>
    <style:style style:name="P88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1532a" officeooo:paragraph-rsid="0011532a" style:font-size-asian="12.25pt" style:font-size-complex="14pt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1532a" style:font-size-asian="12.25pt" style:font-weight-asian="bold" style:font-size-complex="14pt" style:font-weight-complex="bold"/>
    </style:style>
    <style:style style:name="P90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1532a" style:font-size-asian="12.25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1532a" officeooo:paragraph-rsid="0011532a" style:font-size-asian="12.25pt" style:font-size-complex="14pt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1532a" style:font-size-asian="12.25pt" style:font-weight-asian="bold" style:font-size-complex="14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1532a" style:font-size-asian="12.25pt" style:font-weight-asian="bold" style:font-size-complex="14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81bd0" officeooo:paragraph-rsid="00381bd0" style:font-size-asian="12.25pt" style:font-weight-asian="bold" style:font-size-complex="14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0a775" officeooo:paragraph-rsid="00381bd0" style:font-size-asian="12.25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881d6" officeooo:paragraph-rsid="003881d6" style:font-size-asian="12.25pt" style:font-size-complex="14pt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81bd0" officeooo:paragraph-rsid="00381bd0" style:font-size-asian="12.25pt" style:font-weight-asian="normal" style:font-size-complex="14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1532a" officeooo:paragraph-rsid="003881d6" style:font-size-asian="12.25pt" style:font-size-complex="14pt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11532a" style:font-size-asian="12.25pt" style:font-style-asian="italic" style:font-size-complex="14pt" style:font-style-complex="italic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2f255" officeooo:paragraph-rsid="0012f255" style:font-size-asian="12.25pt" style:font-style-asian="italic" style:font-size-complex="14pt" style:font-style-complex="italic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2f255" style:font-size-asian="12.25pt" style:font-weight-asian="bold" style:font-size-complex="14pt" style:font-weight-complex="bold"/>
    </style:style>
    <style:style style:name="P102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2f255" style:font-size-asian="12.25pt" style:font-size-complex="14pt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2f255" style:font-size-asian="12.25pt" style:font-weight-asian="bold" style:font-size-complex="14pt" style:font-weight-complex="bold"/>
    </style:style>
    <style:style style:name="P10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38903" officeooo:paragraph-rsid="00138903" style:font-size-asian="12.25pt" style:font-size-complex="14pt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2f255" style:font-size-asian="12.25pt" style:font-weight-asian="bold" style:font-size-complex="14pt" style:font-weight-complex="bold"/>
    </style:style>
    <style:style style:name="P10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2f255" style:font-size-asian="12.25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1532a" officeooo:paragraph-rsid="0012f255" style:font-size-asian="12.25pt" style:font-size-complex="14pt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2f255" style:font-size-asian="12.25pt" style:font-weight-asian="bold" style:font-size-complex="14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2f255" style:font-size-asian="12.25pt" style:font-weight-asian="bold" style:font-size-complex="14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c9fb3" officeooo:paragraph-rsid="003c9fb3" style:font-size-asian="12.25pt" style:font-weight-asian="bold" style:font-size-complex="14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a57eb" officeooo:paragraph-rsid="003a57eb" style:font-size-asian="12.25pt" style:font-weight-asian="normal" style:font-size-complex="14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a57eb" officeooo:paragraph-rsid="003a57eb" style:font-size-asian="12.25pt" style:font-size-complex="14pt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a57eb" officeooo:paragraph-rsid="003a57eb" style:font-size-asian="12.25pt" style:font-weight-asian="normal" style:font-size-complex="14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3b5cc" officeooo:paragraph-rsid="003a57eb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12f255" style:font-size-asian="12.25pt" style:font-style-asian="italic" style:font-size-complex="14pt" style:font-style-complex="italic"/>
    </style:style>
    <style:style style:name="P11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3b5cc" officeooo:paragraph-rsid="0013b5cc" style:font-size-asian="12.25pt" style:font-style-asian="italic" style:font-size-complex="14pt" style:font-style-complex="italic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3b5cc" style:font-size-asian="12.25pt" style:font-weight-asian="bold" style:font-size-complex="14pt" style:font-weight-complex="bold"/>
    </style:style>
    <style:style style:name="P118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3b5cc" style:font-size-asian="12.25pt" style:font-size-complex="14pt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3b5cc" style:font-size-asian="12.25pt" style:font-weight-asian="bold" style:font-size-complex="14pt" style:font-weight-complex="bold"/>
    </style:style>
    <style:style style:name="P120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3c016" officeooo:paragraph-rsid="0013c016" style:font-size-asian="12.25pt" style:font-size-complex="14pt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3b5cc" style:font-size-asian="12.25pt" style:font-weight-asian="bold" style:font-size-complex="14pt" style:font-weight-complex="bold"/>
    </style:style>
    <style:style style:name="P122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3b5cc" style:font-size-asian="12.25pt" style:font-size-complex="14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3c016" officeooo:paragraph-rsid="0013c016" style:font-size-asian="12.25pt" style:font-size-complex="14pt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3b5cc" style:font-size-asian="12.25pt" style:font-weight-asian="bold" style:font-size-complex="14pt" style:font-weight-complex="bold"/>
    </style:style>
    <style:style style:name="P125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3b5cc" style:font-size-asian="12.25pt" style:font-weight-asian="bold" style:font-size-complex="14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64c3b7" officeooo:paragraph-rsid="0064c3b7" style:font-size-asian="12.25pt" style:font-weight-asian="bold" style:font-size-complex="14pt" style:font-weight-complex="bold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be078" officeooo:paragraph-rsid="003be078" style:font-size-asian="12.25pt" style:font-weight-asian="normal" style:font-size-complex="14pt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9fb3" officeooo:paragraph-rsid="003c9fb3" style:font-size-asian="12.25pt" style:font-size-complex="14pt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be078" officeooo:paragraph-rsid="003be078" style:font-size-asian="12.25pt" style:font-weight-asian="normal" style:font-size-complex="14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be078" officeooo:paragraph-rsid="003be078" style:font-size-asian="12.25pt" style:font-size-complex="14pt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bfa1c" officeooo:paragraph-rsid="003bfa1c" style:font-size-asian="12.25pt" style:font-size-complex="14pt"/>
    </style:style>
    <style:style style:name="P13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4862a" officeooo:paragraph-rsid="0014862a" style:font-size-asian="12.25pt" style:font-style-asian="italic" style:font-size-complex="14pt" style:font-style-complex="italic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4862a" style:font-size-asian="12.25pt" style:font-weight-asian="bold" style:font-size-complex="14pt" style:font-weight-complex="bold"/>
    </style:style>
    <style:style style:name="P134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4862a" style:font-size-asian="12.25pt" style:font-size-complex="14pt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4862a" style:font-size-asian="12.25pt" style:font-weight-asian="bold" style:font-size-complex="14pt" style:font-weight-complex="bold"/>
    </style:style>
    <style:style style:name="P136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4862a" officeooo:paragraph-rsid="0014862a" style:font-size-asian="12.25pt" style:font-size-complex="14pt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4862a" style:font-size-asian="12.25pt" style:font-weight-asian="bold" style:font-size-complex="14pt" style:font-weight-complex="bold"/>
    </style:style>
    <style:style style:name="P138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4862a" style:font-size-asian="12.25pt" style:font-size-complex="14pt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3c016" officeooo:paragraph-rsid="0014862a" style:font-size-asian="12.25pt" style:font-size-complex="14pt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4862a" style:font-size-asian="12.25pt" style:font-weight-asian="bold" style:font-size-complex="14pt" style:font-weight-complex="bold"/>
    </style:style>
    <style:style style:name="P14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4862a" style:font-size-asian="12.25pt" style:font-weight-asian="bold" style:font-size-complex="14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cfc3e" officeooo:paragraph-rsid="003cfc3e" style:font-size-asian="12.25pt" style:font-weight-asian="bold" style:font-size-complex="14pt" style:font-weight-complex="bold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c9fb3" officeooo:paragraph-rsid="003c9fb3" style:font-size-asian="12.25pt" style:font-weight-asian="normal" style:font-size-complex="14pt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9fb3" officeooo:paragraph-rsid="003c9fb3" style:font-size-asian="12.25pt" style:font-size-complex="14pt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881d6" officeooo:paragraph-rsid="003c9fb3" style:font-size-asian="12.25pt" style:font-size-complex="14pt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cfc3e" officeooo:paragraph-rsid="003cfc3e" style:font-size-asian="12.25pt" style:font-weight-asian="normal" style:font-size-complex="14pt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9fb3" officeooo:paragraph-rsid="003cfc3e" style:font-size-asian="12.25pt" style:font-size-complex="14pt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9fb3" officeooo:paragraph-rsid="003cfc3e" style:font-size-asian="12.25pt" style:font-size-complex="14pt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3cfc3e" style:font-size-asian="12.25pt" style:font-size-complex="14pt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fc3e" officeooo:paragraph-rsid="003cfc3e" style:font-size-asian="12.25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6ab01" officeooo:paragraph-rsid="0016ab01" style:font-size-asian="12.25pt" style:font-style-asian="italic" style:font-size-complex="14pt" style:font-style-complex="italic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6ab01" style:font-size-asian="12.25pt" style:font-weight-asian="bold" style:font-size-complex="14pt" style:font-weight-complex="bold"/>
    </style:style>
    <style:style style:name="P153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6ab01" style:font-size-asian="12.25pt" style:font-size-complex="14pt"/>
    </style:style>
    <style:style style:name="P15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6ab01" style:font-size-asian="12.25pt" style:font-weight-asian="bold" style:font-size-complex="14pt" style:font-weight-complex="bold"/>
    </style:style>
    <style:style style:name="P155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73405" officeooo:paragraph-rsid="00173405" style:font-size-asian="12.25pt" style:font-size-complex="14pt"/>
    </style:style>
    <style:style style:name="P15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6ab01" style:font-size-asian="12.25pt" style:font-weight-asian="bold" style:font-size-complex="14pt" style:font-weight-complex="bold"/>
    </style:style>
    <style:style style:name="P157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2d17ba" style:font-size-asian="12.25pt" style:font-size-complex="14pt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73405" style:font-size-asian="12.25pt" style:font-size-complex="14pt"/>
    </style:style>
    <style:style style:name="P1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6ab01" style:font-size-asian="12.25pt" style:font-weight-asian="bold" style:font-size-complex="14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73405" style:font-size-asian="12.25pt" style:font-size-complex="14pt"/>
    </style:style>
    <style:style style:name="P16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6ab01" style:font-size-asian="12.25pt" style:font-weight-asian="bold" style:font-size-complex="14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ebb9b" officeooo:paragraph-rsid="003ebb9b" style:font-size-asian="12.25pt" style:font-weight-asian="bold" style:font-size-complex="14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3ebb9b" style:font-size-asian="12.25pt" style:font-size-complex="14pt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3ebb9b" style:font-size-asian="12.25pt" style:font-size-complex="14pt"/>
    </style:style>
    <style:style style:name="P16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ebb9b" officeooo:paragraph-rsid="003ebb9b" style:font-size-asian="12.25pt" style:font-weight-asian="normal" style:font-size-complex="14pt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ebb9b" officeooo:paragraph-rsid="003ebb9b" style:font-size-asian="12.25pt" style:font-size-complex="14pt"/>
    </style:style>
    <style:style style:name="P16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3ebb9b" officeooo:paragraph-rsid="003ebb9b" style:font-size-asian="12.25pt" style:font-weight-asian="normal" style:font-size-complex="14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81b77" officeooo:paragraph-rsid="00181b77" style:font-size-asian="12.25pt" style:font-style-asian="italic" style:font-size-complex="14pt" style:font-style-complex="italic"/>
    </style:style>
    <style:style style:name="P16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81b77" style:font-size-asian="12.25pt" style:font-weight-asian="bold" style:font-size-complex="14pt" style:font-weight-complex="bold"/>
    </style:style>
    <style:style style:name="P170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2d17ba" style:font-size-asian="12.25pt" style:font-size-complex="14pt"/>
    </style:style>
    <style:style style:name="P17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81b77" style:font-size-asian="12.25pt" style:font-weight-asian="bold" style:font-size-complex="14pt" style:font-weight-complex="bold"/>
    </style:style>
    <style:style style:name="P172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86812" officeooo:paragraph-rsid="00186812" style:font-size-asian="12.25pt" style:font-size-complex="14pt"/>
    </style:style>
    <style:style style:name="P17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81b77" style:font-size-asian="12.25pt" style:font-weight-asian="bold" style:font-size-complex="14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81b77" style:font-size-asian="12.25pt" style:font-size-complex="14pt"/>
    </style:style>
    <style:style style:name="P17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1b77" style:font-size-asian="12.25pt" style:font-weight-asian="bold" style:font-size-complex="14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81b77" style:font-size-asian="12.25pt" style:font-size-complex="14pt"/>
    </style:style>
    <style:style style:name="P17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1b77" style:font-size-asian="12.25pt" style:font-weight-asian="bold" style:font-size-complex="14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f3ae8" officeooo:paragraph-rsid="003f3ae8" style:font-size-asian="12.25pt" style:font-weight-asian="bold" style:font-size-complex="14pt" style:font-weight-complex="bold"/>
    </style:style>
    <style:style style:name="P17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ed610" officeooo:paragraph-rsid="003ed610" style:font-size-asian="12.25pt" style:font-weight-asian="normal" style:font-size-complex="14pt" style:font-weight-complex="normal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ed610" officeooo:paragraph-rsid="003ed610" style:font-size-asian="12.25pt" style:font-size-complex="14pt"/>
    </style:style>
    <style:style style:name="P18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3ed610" officeooo:paragraph-rsid="003ed610" style:font-size-asian="12.25pt" style:font-weight-asian="normal" style:font-size-complex="14pt" style:font-weight-complex="normal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d610" officeooo:paragraph-rsid="003ed610" style:font-size-asian="12.25pt" style:font-size-complex="14pt"/>
    </style:style>
    <style:style style:name="P18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86812" officeooo:paragraph-rsid="00186812" style:font-size-asian="12.25pt" style:font-style-asian="italic" style:font-size-complex="14pt" style:font-style-complex="italic"/>
    </style:style>
    <style:style style:name="P18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86812" style:font-size-asian="12.25pt" style:font-weight-asian="bold" style:font-size-complex="14pt" style:font-weight-complex="bold"/>
    </style:style>
    <style:style style:name="P1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86812" style:font-size-asian="12.25pt" style:font-weight-asian="bold" style:font-size-complex="14pt" style:font-weight-complex="bold"/>
    </style:style>
    <style:style style:name="P186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8ac3f" officeooo:paragraph-rsid="0018ac3f" style:font-size-asian="12.25pt" style:font-size-complex="14pt"/>
    </style:style>
    <style:style style:name="P1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86812" style:font-size-asian="12.25pt" style:font-weight-asian="bold" style:font-size-complex="14pt" style:font-weight-complex="bold"/>
    </style:style>
    <style:style style:name="P18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86812" style:font-size-asian="12.25pt" style:font-size-complex="14pt"/>
    </style:style>
    <style:style style:name="P1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6812" style:font-size-asian="12.25pt" style:font-weight-asian="bold" style:font-size-complex="14pt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86812" style:font-size-asian="12.25pt" style:font-size-complex="14pt"/>
    </style:style>
    <style:style style:name="P19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6812" style:font-size-asian="12.25pt" style:font-weight-asian="bold" style:font-size-complex="14pt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10c2d" officeooo:paragraph-rsid="00410c2d" style:font-size-asian="12.25pt" style:font-weight-asian="bold" style:font-size-complex="14pt" style:font-weight-complex="bold"/>
    </style:style>
    <style:style style:name="P19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f3ae8" officeooo:paragraph-rsid="003f3ae8" style:font-size-asian="12.25pt" style:font-weight-asian="normal" style:font-size-complex="14pt" style:font-weight-complex="normal"/>
    </style:style>
    <style:style style:name="P19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3f3ae8" style:font-size-asian="12.25pt" style:font-size-complex="14pt"/>
    </style:style>
    <style:style style:name="P19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f3ae8" officeooo:paragraph-rsid="003f3ae8" style:font-size-asian="12.25pt" style:font-size-complex="14pt"/>
    </style:style>
    <style:style style:name="P19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aa840" officeooo:paragraph-rsid="001aa840" style:font-size-asian="12.25pt" style:font-style-asian="italic" style:font-size-complex="14pt" style:font-style-complex="italic"/>
    </style:style>
    <style:style style:name="P19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aa840" style:font-size-asian="12.25pt" style:font-weight-asian="bold" style:font-size-complex="14pt" style:font-weight-complex="bold"/>
    </style:style>
    <style:style style:name="P19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aa840" style:font-size-asian="12.25pt" style:font-weight-asian="bold" style:font-size-complex="14pt" style:font-weight-complex="bold"/>
    </style:style>
    <style:style style:name="P199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aa840" officeooo:paragraph-rsid="001aa840" style:font-size-asian="12.25pt" style:font-size-complex="14pt"/>
    </style:style>
    <style:style style:name="P20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aa840" style:font-size-asian="12.25pt" style:font-weight-asian="bold" style:font-size-complex="14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b68e1" officeooo:paragraph-rsid="001b68e1" style:font-size-asian="12.25pt" style:font-size-complex="14pt"/>
    </style:style>
    <style:style style:name="P20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aa840" style:font-size-asian="12.25pt" style:font-weight-asian="bold" style:font-size-complex="14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aa840" style:font-size-asian="12.25pt" style:font-size-complex="14pt"/>
    </style:style>
    <style:style style:name="P20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aa840" style:font-size-asian="12.25pt" style:font-weight-asian="bold" style:font-size-complex="14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4747e" officeooo:paragraph-rsid="0044747e" style:font-size-asian="12.25pt" style:font-weight-asian="bold" style:font-size-complex="14pt" style:font-weight-complex="bold"/>
    </style:style>
    <style:style style:name="P20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1aff0" officeooo:paragraph-rsid="0041aff0" style:font-size-asian="12.25pt" style:font-weight-asian="normal" style:font-size-complex="14pt" style:font-weight-complex="normal"/>
    </style:style>
    <style:style style:name="P20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41aff0" style:font-size-asian="12.25pt" style:font-size-complex="14pt"/>
    </style:style>
    <style:style style:name="P20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41aff0" style:font-size-asian="12.25pt" style:font-size-complex="14pt"/>
    </style:style>
    <style:style style:name="P20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1aff0" officeooo:paragraph-rsid="0041aff0" style:font-size-asian="12.25pt" style:font-size-complex="14pt"/>
    </style:style>
    <style:style style:name="P2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1aff0" officeooo:paragraph-rsid="0041aff0" style:font-size-asian="12.25pt" style:font-size-complex="14pt"/>
    </style:style>
    <style:style style:name="P21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2eeb3" officeooo:paragraph-rsid="0042eeb3" style:font-size-asian="12.25pt" style:font-size-complex="14pt"/>
    </style:style>
    <style:style style:name="P21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2eeb3" officeooo:paragraph-rsid="0042eeb3" style:font-size-asian="12.25pt" style:font-weight-asian="normal" style:font-size-complex="14pt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2eeb3" officeooo:paragraph-rsid="0044747e" style:font-size-asian="12.25pt" style:font-size-complex="14pt"/>
    </style:style>
    <style:style style:name="P21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1b68e1" style:font-size-asian="12.25pt" style:font-style-asian="italic" style:font-size-complex="14pt" style:font-style-complex="italic"/>
    </style:style>
    <style:style style:name="P21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b68e1" style:font-size-asian="12.25pt" style:font-weight-asian="bold" style:font-size-complex="14pt" style:font-weight-complex="bold"/>
    </style:style>
    <style:style style:name="P21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b68e1" style:font-size-asian="12.25pt" style:font-weight-asian="bold" style:font-size-complex="14pt" style:font-weight-complex="bold"/>
    </style:style>
    <style:style style:name="P217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e94bf" officeooo:paragraph-rsid="001e94bf" style:font-size-asian="12.25pt" style:font-size-complex="14pt"/>
    </style:style>
    <style:style style:name="P21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b68e1" style:font-size-asian="12.25pt" style:font-weight-asian="bold" style:font-size-complex="14pt" style:font-weight-complex="bold"/>
    </style:style>
    <style:style style:name="P21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e94bf" officeooo:paragraph-rsid="001e94bf" style:font-size-asian="12.25pt" style:font-size-complex="14pt"/>
    </style:style>
    <style:style style:name="P22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b68e1" style:font-size-asian="12.25pt" style:font-weight-asian="bold" style:font-size-complex="14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b68e1" style:font-size-asian="12.25pt" style:font-size-complex="14pt"/>
    </style:style>
    <style:style style:name="P222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b68e1" style:font-size-asian="12.25pt" style:font-weight-asian="bold" style:font-size-complex="14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69d07" officeooo:paragraph-rsid="00469d07" style:font-size-asian="12.25pt" style:font-weight-asian="bold" style:font-size-complex="14pt" style:font-weight-complex="bold"/>
    </style:style>
    <style:style style:name="P22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4bd19" officeooo:paragraph-rsid="0044bd19" style:font-size-asian="12.25pt" style:font-weight-asian="normal" style:font-size-complex="14pt" style:font-weight-complex="normal"/>
    </style:style>
    <style:style style:name="P22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44bd19" style:font-size-asian="12.25pt" style:font-size-complex="14pt"/>
    </style:style>
    <style:style style:name="P22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44bd19" style:font-size-asian="12.25pt" style:font-size-complex="14pt"/>
    </style:style>
    <style:style style:name="P22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1aff0" officeooo:paragraph-rsid="0044bd19" style:font-size-asian="12.25pt" style:font-size-complex="14pt"/>
    </style:style>
    <style:style style:name="P22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1aff0" officeooo:paragraph-rsid="0044bd19" style:font-size-asian="12.25pt" style:font-weight-asian="normal" style:font-size-complex="14pt" style:font-weight-complex="normal"/>
    </style:style>
    <style:style style:name="P22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1aff0" officeooo:paragraph-rsid="0044bd19" style:font-size-asian="12.25pt" style:font-size-complex="14pt"/>
    </style:style>
    <style:style style:name="P23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2eeb3" officeooo:paragraph-rsid="0044bd19" style:font-size-asian="12.25pt" style:font-size-complex="14pt"/>
    </style:style>
    <style:style style:name="P23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2eeb3" officeooo:paragraph-rsid="0044bd19" style:font-size-asian="12.25pt" style:font-weight-asian="normal" style:font-size-complex="14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4bd19" officeooo:paragraph-rsid="0044bd19" style:font-size-asian="12.25pt" style:font-size-complex="14pt"/>
    </style:style>
    <style:style style:name="T1" style:family="text">
      <style:text-properties officeooo:rsid="00254a7b"/>
    </style:style>
    <style:style style:name="T2" style:family="text">
      <style:text-properties fo:language="en" fo:country="US" officeooo:rsid="00046a67"/>
    </style:style>
    <style:style style:name="T3" style:family="text">
      <style:text-properties officeooo:rsid="003046f6"/>
    </style:style>
    <style:style style:name="T4" style:family="text">
      <style:text-properties fo:language="ru" fo:country="RU" officeooo:rsid="0031bd4b"/>
    </style:style>
    <style:style style:name="T5" style:family="text">
      <style:text-properties officeooo:rsid="0031bd4b"/>
    </style:style>
    <style:style style:name="T6" style:family="text">
      <style:text-properties officeooo:rsid="0035aeea"/>
    </style:style>
    <style:style style:name="T7" style:family="text">
      <style:text-properties officeooo:rsid="00347866"/>
    </style:style>
    <style:style style:name="T8" style:family="text">
      <style:text-properties officeooo:rsid="002e9b81"/>
    </style:style>
    <style:style style:name="T9" style:family="text">
      <style:text-properties officeooo:rsid="000acf3f"/>
    </style:style>
    <style:style style:name="T10" style:family="text">
      <style:text-properties officeooo:rsid="0047d2e8"/>
    </style:style>
    <style:style style:name="T11" style:family="text">
      <style:text-properties officeooo:rsid="00529e16"/>
    </style:style>
    <style:style style:name="T12" style:family="text">
      <style:text-properties fo:language="ru" fo:country="RU" officeooo:rsid="00015efc"/>
    </style:style>
    <style:style style:name="T13" style:family="text">
      <style:text-properties officeooo:rsid="00015efc"/>
    </style:style>
    <style:style style:name="T14" style:family="text">
      <style:text-properties fo:language="ru" fo:country="RU"/>
    </style:style>
    <style:style style:name="T15" style:family="text">
      <style:text-properties officeooo:rsid="002880f7"/>
    </style:style>
    <style:style style:name="T16" style:family="text">
      <style:text-properties fo:language="ru" fo:country="RU" officeooo:rsid="0001a863"/>
    </style:style>
    <style:style style:name="T17" style:family="text">
      <style:text-properties officeooo:rsid="000568c1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5a7d31"/>
    </style:style>
    <style:style style:name="T20" style:family="text">
      <style:text-properties officeooo:rsid="0065d3e0"/>
    </style:style>
    <style:style style:name="T21" style:family="text">
      <style:text-properties fo:language="ru" fo:country="RU" officeooo:rsid="0067fabe"/>
    </style:style>
    <style:style style:name="T22" style:family="text">
      <style:text-properties officeooo:rsid="0036d028"/>
    </style:style>
    <style:style style:name="T23" style:family="text">
      <style:text-properties fo:language="en" fo:country="US" officeooo:rsid="0036d028"/>
    </style:style>
    <style:style style:name="T24" style:family="text">
      <style:text-properties fo:language="en" fo:country="US" officeooo:rsid="005b1abe"/>
    </style:style>
    <style:style style:name="T25" style:family="text">
      <style:text-properties officeooo:rsid="000f5f4a"/>
    </style:style>
    <style:style style:name="T26" style:family="text">
      <style:text-properties officeooo:rsid="00378064"/>
    </style:style>
    <style:style style:name="T27" style:family="text">
      <style:text-properties officeooo:rsid="000fdbba"/>
    </style:style>
    <style:style style:name="T28" style:family="text">
      <style:text-properties fo:language="en" fo:country="US" officeooo:rsid="000f5f4a"/>
    </style:style>
    <style:style style:name="T29" style:family="text">
      <style:text-properties officeooo:rsid="0067ab2c"/>
    </style:style>
    <style:style style:name="T30" style:family="text">
      <style:text-properties officeooo:rsid="0010a775"/>
    </style:style>
    <style:style style:name="T31" style:family="text">
      <style:text-properties fo:language="ru" fo:country="RU" officeooo:rsid="0011532a"/>
    </style:style>
    <style:style style:name="T32" style:family="text">
      <style:text-properties officeooo:rsid="0011532a"/>
    </style:style>
    <style:style style:name="T33" style:family="text">
      <style:text-properties officeooo:rsid="003881d6"/>
    </style:style>
    <style:style style:name="T34" style:family="text">
      <style:text-properties officeooo:rsid="003a57eb"/>
    </style:style>
    <style:style style:name="T35" style:family="text">
      <style:text-properties fo:language="ru" fo:country="RU" officeooo:rsid="00138903"/>
    </style:style>
    <style:style style:name="T36" style:family="text">
      <style:text-properties officeooo:rsid="003bfa1c"/>
    </style:style>
    <style:style style:name="T37" style:family="text">
      <style:text-properties fo:language="ru" fo:country="RU" officeooo:rsid="0013b5cc"/>
    </style:style>
    <style:style style:name="T38" style:family="text">
      <style:text-properties fo:language="en" fo:country="US" officeooo:rsid="003bfa1c"/>
    </style:style>
    <style:style style:name="T39" style:family="text">
      <style:text-properties fo:language="en" fo:country="US" officeooo:rsid="0011532a"/>
    </style:style>
    <style:style style:name="T40" style:family="text">
      <style:text-properties fo:language="ru" fo:country="RU" officeooo:rsid="0014862a"/>
    </style:style>
    <style:style style:name="T41" style:family="text">
      <style:text-properties officeooo:rsid="0015bd60"/>
    </style:style>
    <style:style style:name="T42" style:family="text">
      <style:text-properties fo:language="ru" fo:country="RU" officeooo:rsid="003881d6"/>
    </style:style>
    <style:style style:name="T43" style:family="text">
      <style:text-properties officeooo:rsid="003cfc3e"/>
    </style:style>
    <style:style style:name="T44" style:family="text">
      <style:text-properties fo:language="ru" fo:country="RU" officeooo:rsid="003cfc3e"/>
    </style:style>
    <style:style style:name="T45" style:family="text">
      <style:text-properties officeooo:rsid="002d17ba"/>
    </style:style>
    <style:style style:name="T46" style:family="text">
      <style:text-properties officeooo:rsid="00173405"/>
    </style:style>
    <style:style style:name="T47" style:family="text">
      <style:text-properties officeooo:rsid="002b80fc"/>
    </style:style>
    <style:style style:name="T48" style:family="text">
      <style:text-properties officeooo:rsid="003ed610"/>
    </style:style>
    <style:style style:name="T49" style:family="text">
      <style:text-properties fo:language="en" fo:country="US" officeooo:rsid="003ebb9b"/>
    </style:style>
    <style:style style:name="T50" style:family="text">
      <style:text-properties fo:language="en" fo:country="US" officeooo:rsid="00181b77"/>
    </style:style>
    <style:style style:name="T51" style:family="text">
      <style:text-properties officeooo:rsid="00181b77"/>
    </style:style>
    <style:style style:name="T52" style:family="text">
      <style:text-properties fo:language="ru" fo:country="RU" officeooo:rsid="00181b77"/>
    </style:style>
    <style:style style:name="T53" style:family="text">
      <style:text-properties fo:language="en" fo:country="US" officeooo:rsid="00186812"/>
    </style:style>
    <style:style style:name="T54" style:family="text">
      <style:text-properties fo:language="ru" fo:country="RU" officeooo:rsid="003ebb9b"/>
    </style:style>
    <style:style style:name="T55" style:family="text">
      <style:text-properties fo:language="ru" fo:country="RU" officeooo:rsid="003f3ae8"/>
    </style:style>
    <style:style style:name="T56" style:family="text">
      <style:text-properties officeooo:rsid="003f3ae8"/>
    </style:style>
    <style:style style:name="T57" style:family="text">
      <style:text-properties fo:language="ru" fo:country="RU" officeooo:rsid="0018ac3f"/>
    </style:style>
    <style:style style:name="T58" style:family="text">
      <style:text-properties officeooo:rsid="0041aff0"/>
    </style:style>
    <style:style style:name="T59" style:family="text">
      <style:text-properties officeooo:rsid="001aa840"/>
    </style:style>
    <style:style style:name="T60" style:family="text">
      <style:text-properties fo:language="en" fo:country="US" officeooo:rsid="003ed610"/>
    </style:style>
    <style:style style:name="T61" style:family="text">
      <style:text-properties fo:font-variant="normal" fo:text-transform="none" fo:color="#000000" loext:opacity="100%" fo:letter-spacing="normal" fo:language="ru" fo:country="RU" fo:font-style="normal" fo:font-weight="normal" style:font-size-asian="14pt"/>
    </style:style>
    <style:style style:name="T62" style:family="text">
      <style:text-properties fo:language="ru" fo:country="RU" officeooo:rsid="001b68e1"/>
    </style:style>
    <style:style style:name="T63" style:family="text">
      <style:text-properties fo:language="ru" fo:country="RU" officeooo:rsid="0042eeb3"/>
    </style:style>
    <style:style style:name="T64" style:family="text">
      <style:text-properties fo:language="en" fo:country="US" officeooo:rsid="001aa840"/>
    </style:style>
    <style:style style:name="T65" style:family="text">
      <style:text-properties fo:language="ru" fo:country="RU" officeooo:rsid="0044747e"/>
    </style:style>
    <style:style style:name="T66" style:family="text">
      <style:text-properties fo:font-variant="normal" fo:text-transform="none" fo:color="#000000" loext:opacity="100%" fo:letter-spacing="normal" fo:language="ru" fo:country="RU" fo:font-style="normal" fo:font-weight="normal" officeooo:rsid="0044747e" style:font-size-asian="14pt"/>
    </style:style>
    <style:style style:name="T67" style:family="text">
      <style:text-properties fo:language="en" fo:country="US" officeooo:rsid="0044bd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1.</text:p>
      <text:p text:style-name="P2"/>
      <text:p text:style-name="P3">Тест-кейс №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ID:</text:p>
          </table:table-cell>
          <table:table-cell table:style-name="Таблица1.B1" office:value-type="string">
            <text:p text:style-name="P5">RSL-<text:span text:style-name="T1">SRCH</text:span>-01</text:p>
          </table:table-cell>
        </table:table-row>
        <table:table-row>
          <table:table-cell table:style-name="Таблица1.A2" office:value-type="string">
            <text:p text:style-name="P6">Название:</text:p>
          </table:table-cell>
          <table:table-cell table:style-name="Таблица1.B2" office:value-type="string">
            <text:p text:style-name="P7">Поиск по названию книги</text:p>
          </table:table-cell>
        </table:table-row>
        <table:table-row>
          <table:table-cell table:style-name="Таблица1.A2" office:value-type="string">
            <text:p text:style-name="P8">Модуль:</text:p>
          </table:table-cell>
          <table:table-cell table:style-name="Таблица1.B2" office:value-type="string">
            <text:p text:style-name="P9">Поле поиска по каталогу</text:p>
          </table:table-cell>
        </table:table-row>
        <table:table-row>
          <table:table-cell table:style-name="Таблица1.A2" office:value-type="string">
            <text:p text:style-name="P6">Приоритет:</text:p>
          </table:table-cell>
          <table:table-cell table:style-name="Таблица1.B2" office:value-type="string">
            <text:p text:style-name="P10">Critical</text:p>
          </table:table-cell>
        </table:table-row>
        <table:table-row>
          <table:table-cell table:style-name="Таблица1.A2" office:value-type="string">
            <text:p text:style-name="P11">Предусловия:</text:p>
          </table:table-cell>
          <table:table-cell table:style-name="Таблица1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.A2" office:value-type="string">
            <text:p text:style-name="P13">Шаги:</text:p>
          </table:table-cell>
          <table:table-cell table:style-name="Таблица1.B2" office:value-type="string">
            <text:p text:style-name="P14">Ожидаемый результат:</text:p>
          </table:table-cell>
        </table:table-row>
        <table:table-row>
          <table:table-cell table:style-name="Таблица1.A2" office:value-type="string">
            <text:p text:style-name="P15"><text:span text:style-name="T3">1</text:span>. Ввести в поле поиска «<text:span text:style-name="T4">Поиск по электронному каталогу</text:span>» <text:span text:style-name="T5">текст</text:span> «Война и мир»</text:p>
          </table:table-cell>
          <table:table-cell table:style-name="Таблица1.B2" office:value-type="string">
            <text:p text:style-name="P16">1. <text:span text:style-name="T6">В поле поиска о</text:span>тображается введенный текст «<text:span text:style-name="T7">Война и мир</text:span>»</text:p>
          </table:table-cell>
        </table:table-row>
        <table:table-row>
          <table:table-cell table:style-name="Таблица1.A2" office:value-type="string">
            <text:p text:style-name="P17">2. Нажать кнопку поиска</text:p>
          </table:table-cell>
          <table:table-cell table:style-name="Таблица1.B2" office:value-type="string">
            <text:p text:style-name="P18"><text:span text:style-name="T3">2</text:span><text:span text:style-name="T8">.1. </text:span><text:span text:style-name="T9">О</text:span>ткрывается <text:span text:style-name="T9">новая вкладка</text:span> <text:span text:style-name="T2">URL=”https://search.rsl.ru/ru/search”;</text:span></text:p>
            <text:p text:style-name="P19"><text:span text:style-name="T10">2.3. </text:span>Отображаются <text:span text:style-name="T11">документы</text:span>, содержащие «Война и мир» в названии.</text:p>
          </table:table-cell>
        </table:table-row>
      </table:table>
      <text:p text:style-name="P20"/>
      <text:p text:style-name="P20"/>
      <text:p text:style-name="P3">Тест- кейс № 2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ID:</text:p>
          </table:table-cell>
          <table:table-cell table:style-name="Таблица2.B1" office:value-type="string">
            <text:p text:style-name="P22">RSL-<text:span text:style-name="T1">SRCH</text:span>-0<text:span text:style-name="T12">2</text:span></text:p>
          </table:table-cell>
        </table:table-row>
        <table:table-row>
          <table:table-cell table:style-name="Таблица2.A2" office:value-type="string">
            <text:p text:style-name="P23">Название:</text:p>
          </table:table-cell>
          <table:table-cell table:style-name="Таблица2.B2" office:value-type="string">
            <text:p text:style-name="P24">Поиск по <text:span text:style-name="T13">фамилии автора</text:span></text:p>
          </table:table-cell>
        </table:table-row>
        <table:table-row>
          <table:table-cell table:style-name="Таблица2.A2" office:value-type="string">
            <text:p text:style-name="P25">Модуль:</text:p>
          </table:table-cell>
          <table:table-cell table:style-name="Таблица2.B2" office:value-type="string">
            <text:p text:style-name="P9">Поле поиска по каталогу</text:p>
          </table:table-cell>
        </table:table-row>
        <table:table-row>
          <table:table-cell table:style-name="Таблица2.A2" office:value-type="string">
            <text:p text:style-name="P23">Приоритет:</text:p>
          </table:table-cell>
          <table:table-cell table:style-name="Таблица2.B2" office:value-type="string">
            <text:p text:style-name="P10">Critical</text:p>
          </table:table-cell>
        </table:table-row>
        <table:table-row>
          <table:table-cell table:style-name="Таблица2.A2" office:value-type="string">
            <text:p text:style-name="P26">Предусловия:</text:p>
          </table:table-cell>
          <table:table-cell table:style-name="Таблица2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2.A2" office:value-type="string">
            <text:p text:style-name="P27">Шаги:</text:p>
          </table:table-cell>
          <table:table-cell table:style-name="Таблица2.B2" office:value-type="string">
            <text:p text:style-name="P14">Ожидаемый результат:</text:p>
          </table:table-cell>
        </table:table-row>
        <table:table-row table:style-name="Таблица2.7">
          <table:table-cell table:style-name="Таблица2.A2" office:value-type="string">
            <text:p text:style-name="P28"><text:span text:style-name="T5">1</text:span>. Ввести в поле поиска «<text:span text:style-name="T4">Поиск по электронному каталогу</text:span>» <text:span text:style-name="T5">текст</text:span> «Лев Толстой»</text:p>
            <text:p text:style-name="P28"/>
          </table:table-cell>
          <table:table-cell table:style-name="Таблица2.B2" office:value-type="string">
            <text:p text:style-name="P12">1. <text:span text:style-name="T6">В поле поиск о</text:span>тображается введенный текст</text:p>
          </table:table-cell>
        </table:table-row>
        <table:table-row table:style-name="Таблица2.7">
          <table:table-cell table:style-name="Таблица2.A2" office:value-type="string">
            <text:p text:style-name="P29">2. Нажать кнопку поиска</text:p>
          </table:table-cell>
          <table:table-cell table:style-name="Таблица2.B2" office:value-type="string">
            <text:p text:style-name="P30"><text:span text:style-name="T5">2.1. </text:span><text:span text:style-name="T9">О</text:span>ткрывается <text:span text:style-name="T9">новая вкладка с</text:span> <text:span text:style-name="T2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">”;</text:span></text:p>
            <text:p text:style-name="P31"><text:soft-page-break/><text:span text:style-name="T4">2.2. </text:span>URL <text:span text:style-name="T14">содержит параметры «#q=Лев%20Толстой»</text:span></text:p>
            <text:p text:style-name="P32"><text:span text:style-name="T5">2.3. </text:span>Отображаются <text:span text:style-name="T11">документы</text:span>, <text:span text:style-name="T15">содержащие в названии «</text:span><text:span text:style-name="T10">Лев Толстой</text:span><text:span text:style-name="T15">»</text:span></text:p>
          </table:table-cell>
        </table:table-row>
      </table:table>
      <text:p text:style-name="P33"/>
      <text:p text:style-name="P33"/>
      <text:p text:style-name="P34">Тест-кейс № 3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ID:</text:p>
          </table:table-cell>
          <table:table-cell table:style-name="Таблица3.B1" office:value-type="string">
            <text:p text:style-name="P22">RSL-<text:span text:style-name="T1">SRCH</text:span>-0<text:span text:style-name="T16">3</text:span></text:p>
          </table:table-cell>
        </table:table-row>
        <table:table-row>
          <table:table-cell table:style-name="Таблица3.A2" office:value-type="string">
            <text:p text:style-name="P23">Название:</text:p>
          </table:table-cell>
          <table:table-cell table:style-name="Таблица3.B2" office:value-type="string">
            <text:p text:style-name="P24">Поиск по <text:span text:style-name="T17">пустой строке</text:span></text:p>
          </table:table-cell>
        </table:table-row>
        <table:table-row>
          <table:table-cell table:style-name="Таблица3.A2" office:value-type="string">
            <text:p text:style-name="P25">Модуль:</text:p>
          </table:table-cell>
          <table:table-cell table:style-name="Таблица3.B2" office:value-type="string">
            <text:p text:style-name="P9">Поле поиска по каталогу</text:p>
          </table:table-cell>
        </table:table-row>
        <table:table-row>
          <table:table-cell table:style-name="Таблица3.A2" office:value-type="string">
            <text:p text:style-name="P23">Приоритет:</text:p>
          </table:table-cell>
          <table:table-cell table:style-name="Таблица3.B2" office:value-type="string">
            <text:p text:style-name="P35">Hihg</text:p>
          </table:table-cell>
        </table:table-row>
        <table:table-row>
          <table:table-cell table:style-name="Таблица3.A2" office:value-type="string">
            <text:p text:style-name="P26">Предусловия:</text:p>
          </table:table-cell>
          <table:table-cell table:style-name="Таблица3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3.A2" office:value-type="string">
            <text:p text:style-name="P27">Шаги:</text:p>
          </table:table-cell>
          <table:table-cell table:style-name="Таблица3.B2" office:value-type="string">
            <text:p text:style-name="P36">Ожидаемый результат:</text:p>
          </table:table-cell>
        </table:table-row>
        <table:table-row table:style-name="Таблица3.7">
          <table:table-cell table:style-name="Таблица3.A2" office:value-type="string">
            <text:p text:style-name="P37">1. Нажать кнопку поиска </text:p>
          </table:table-cell>
          <table:table-cell table:style-name="Таблица3.B2" office:value-type="string">
            <text:p text:style-name="P38"><text:span text:style-name="T7">1.1. </text:span><text:span text:style-name="T9">О</text:span>ткрывается <text:span text:style-name="T9">новая вкладка <text:s/></text:span><text:span text:style-name="T18">URL=</text:span><text:span text:style-name="T2">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">”;</text:span></text:p>
            <text:p text:style-name="P39"><text:span text:style-name="T7">1.</text:span><text:span text:style-name="T19">2</text:span><text:span text:style-name="T7">. </text:span>На поисковой странице отображаются результаты по умолчанию</text:p>
          </table:table-cell>
        </table:table-row>
      </table:table>
      <text:p text:style-name="P40"/>
      <text:p text:style-name="P41"/>
      <text:p text:style-name="P41">Тест-кейс № <text:span text:style-name="T20">4</text:span>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2">ID:</text:p>
          </table:table-cell>
          <table:table-cell table:style-name="Таблица5.B1" office:value-type="string">
            <text:p text:style-name="P22">RSL-<text:span text:style-name="T1">SRCH</text:span>-0<text:span text:style-name="T21">4</text:span></text:p>
          </table:table-cell>
        </table:table-row>
        <table:table-row>
          <table:table-cell table:style-name="Таблица5.A2" office:value-type="string">
            <text:p text:style-name="P43">Название:</text:p>
          </table:table-cell>
          <table:table-cell table:style-name="Таблица5.B2" office:value-type="string">
            <text:p text:style-name="P44">Поиск из 1 символа</text:p>
          </table:table-cell>
        </table:table-row>
        <table:table-row>
          <table:table-cell table:style-name="Таблица5.A2" office:value-type="string">
            <text:p text:style-name="P45">Модуль:</text:p>
          </table:table-cell>
          <table:table-cell table:style-name="Таблица5.B2" office:value-type="string">
            <text:p text:style-name="P46">Поле поиска по каталогу</text:p>
          </table:table-cell>
        </table:table-row>
        <table:table-row>
          <table:table-cell table:style-name="Таблица5.A2" office:value-type="string">
            <text:p text:style-name="P43">Приоритет:</text:p>
          </table:table-cell>
          <table:table-cell table:style-name="Таблица5.B2" office:value-type="string">
            <text:p text:style-name="P47">Medium</text:p>
          </table:table-cell>
        </table:table-row>
        <table:table-row>
          <table:table-cell table:style-name="Таблица5.A2" office:value-type="string">
            <text:p text:style-name="P48">Предусловия:</text:p>
          </table:table-cell>
          <table:table-cell table:style-name="Таблица5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5.A2" office:value-type="string">
            <text:p text:style-name="P49">Шаги:</text:p>
          </table:table-cell>
          <table:table-cell table:style-name="Таблица5.B2" office:value-type="string">
            <text:p text:style-name="P50">Ожидаемый результат:</text:p>
          </table:table-cell>
        </table:table-row>
        <table:table-row table:style-name="Таблица5.7">
          <table:table-cell table:style-name="Таблица5.A2" office:value-type="string">
            <text:p text:style-name="P51"><text:span text:style-name="T6">1</text:span>. Ввести в поле поиска <text:span text:style-name="T18">1 </text:span>символ криллицей «А»</text:p>
          </table:table-cell>
          <table:table-cell table:style-name="Таблица5.B2" office:value-type="string">
            <text:p text:style-name="P52">1. В поле поиска <text:span text:style-name="T22">отображается введенный текст «</text:span><text:span text:style-name="T23">A</text:span><text:span text:style-name="T22">»</text:span></text:p>
          </table:table-cell>
        </table:table-row>
        <table:table-row table:style-name="Таблица5.7">
          <table:table-cell table:style-name="Таблица5.A2" office:value-type="string">
            <text:p text:style-name="P53">2. Нажать на кнопку поиска</text:p>
          </table:table-cell>
          <table:table-cell table:style-name="Таблица5.B2" office:value-type="string">
            <text:p text:style-name="P54"><text:span text:style-name="T23">2.1. </text:span>Открывается новая вкладка <text:span text:style-name="T18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18">”</text:span></text:p>
            <text:p text:style-name="P51"><text:span text:style-name="T23">2.</text:span><text:span text:style-name="T24">2</text:span><text:span text:style-name="T23">. </text:span>Отображаются <text:span text:style-name="T11">документы</text:span>, содержащие введенные символы в названии, авторе или аннотациях</text:p>
          </table:table-cell>
        </table:table-row>
      </table:table>
      <text:p text:style-name="P41"/>
      <text:p text:style-name="P41"/>
      <text:p text:style-name="P55">Тест-кейс № <text:span text:style-name="T20">5</text:span>.</text:p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office:value-type="string">
            <text:p text:style-name="P56">ID:</text:p>
          </table:table-cell>
          <table:table-cell table:style-name="Таблица6.B1" office:value-type="string">
            <text:p text:style-name="P22">RSL-<text:span text:style-name="T1">SRCH</text:span>-0<text:span text:style-name="T21">5</text:span></text:p>
          </table:table-cell>
        </table:table-row>
        <table:table-row>
          <table:table-cell table:style-name="Таблица6.A2" office:value-type="string">
            <text:p text:style-name="P57">Название:</text:p>
          </table:table-cell>
          <table:table-cell table:style-name="Таблица6.B2" office:value-type="string">
            <text:p text:style-name="P58">Поиск по запросу максимальной допустимой длины</text:p>
          </table:table-cell>
        </table:table-row>
        <table:table-row>
          <table:table-cell table:style-name="Таблица6.A2" office:value-type="string">
            <text:p text:style-name="P59">Модуль:</text:p>
          </table:table-cell>
          <table:table-cell table:style-name="Таблица6.B2" office:value-type="string">
            <text:p text:style-name="P60">Поле поиска по каталогу</text:p>
          </table:table-cell>
        </table:table-row>
        <table:table-row>
          <table:table-cell table:style-name="Таблица6.A2" office:value-type="string">
            <text:p text:style-name="P57">Приоритет:</text:p>
          </table:table-cell>
          <table:table-cell table:style-name="Таблица6.B2" office:value-type="string">
            <text:p text:style-name="P61">Medium</text:p>
          </table:table-cell>
        </table:table-row>
        <table:table-row>
          <table:table-cell table:style-name="Таблица6.A2" office:value-type="string">
            <text:p text:style-name="P62">Предусловия:</text:p>
          </table:table-cell>
          <table:table-cell table:style-name="Таблица6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6.A2" office:value-type="string">
            <text:p text:style-name="P63">Шаги:</text:p>
          </table:table-cell>
          <table:table-cell table:style-name="Таблица6.B2" office:value-type="string">
            <text:p text:style-name="P64">Ожидаемый результат:</text:p>
          </table:table-cell>
        </table:table-row>
        <table:table-row table:style-name="Таблица6.7">
          <table:table-cell table:style-name="Таблица6.A2" office:value-type="string">
            <text:p text:style-name="P65"><text:span text:style-name="T22">1</text:span>. Ввести в поле поиска рыбный текст состоящий из 25<text:span text:style-name="T25">6 </text:span><text:span text:style-name="T26">латинских</text:span> символов </text:p>
          </table:table-cell>
          <table:table-cell table:style-name="Таблица6.B2" office:value-type="string">
            <text:p text:style-name="P66"><text:span text:style-name="T22">1. В поле поиска</text:span><text:span text:style-name="T27"> в</text:span>есь введенный текст отображается</text:p>
            <text:p text:style-name="P66"/>
          </table:table-cell>
        </table:table-row>
        <table:table-row table:style-name="Таблица6.7">
          <table:table-cell table:style-name="Таблица6.A2" office:value-type="string">
            <text:p text:style-name="P67">2. Нажать кнопку поиска </text:p>
          </table:table-cell>
          <table:table-cell table:style-name="Таблица6.B2" office:value-type="string">
            <text:p text:style-name="P68">1.1. <text:span text:style-name="T25">Открывается новая вкладка </text:span><text:span text:style-name="T28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8">”</text:span></text:p>
            <text:p text:style-name="P68">1.2. <text:span text:style-name="T26">Результаты поиска не отображаются</text:span></text:p>
          </table:table-cell>
        </table:table-row>
      </table:table>
      <text:p text:style-name="P69"/>
      <text:p text:style-name="P69"/>
      <text:p text:style-name="P70">Тест-кейс № <text:span text:style-name="T29">6</text:span>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1">ID:</text:p>
          </table:table-cell>
          <table:table-cell table:style-name="Таблица7.B1" office:value-type="string">
            <text:p text:style-name="P72">RSL-<text:span text:style-name="T30">NAV</text:span>-0<text:span text:style-name="T30">1</text:span></text:p>
          </table:table-cell>
        </table:table-row>
        <table:table-row>
          <table:table-cell table:style-name="Таблица7.A2" office:value-type="string">
            <text:p text:style-name="P73">Название:</text:p>
          </table:table-cell>
          <table:table-cell table:style-name="Таблица7.B2" office:value-type="string">
            <text:p text:style-name="P74">Открытие выпадающего меню при наведении</text:p>
          </table:table-cell>
        </table:table-row>
        <table:table-row>
          <table:table-cell table:style-name="Таблица7.A2" office:value-type="string">
            <text:p text:style-name="P75">Модуль:</text:p>
          </table:table-cell>
          <table:table-cell table:style-name="Таблица7.B2" office:value-type="string">
            <text:p text:style-name="P76">Навигация</text:p>
          </table:table-cell>
        </table:table-row>
        <table:table-row>
          <table:table-cell table:style-name="Таблица7.A2" office:value-type="string">
            <text:p text:style-name="P73">Приоритет:</text:p>
          </table:table-cell>
          <table:table-cell table:style-name="Таблица7.B2" office:value-type="string">
            <text:p text:style-name="P77">Medium</text:p>
          </table:table-cell>
        </table:table-row>
        <table:table-row>
          <table:table-cell table:style-name="Таблица7.A2" office:value-type="string">
            <text:p text:style-name="P78">Предусловия:</text:p>
          </table:table-cell>
          <table:table-cell table:style-name="Таблица7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7.A2" office:value-type="string">
            <text:p text:style-name="P79">Шаги:</text:p>
          </table:table-cell>
          <table:table-cell table:style-name="Таблица7.B2" office:value-type="string">
            <text:p text:style-name="P80">Ожидаемый результат:</text:p>
          </table:table-cell>
        </table:table-row>
        <table:table-row table:style-name="Таблица7.7">
          <table:table-cell table:style-name="Таблица7.A2" office:value-type="string">
            <text:p text:style-name="P81">1. Навести курсов на пункт меню «Читателям»</text:p>
          </table:table-cell>
          <table:table-cell table:style-name="Таблица7.B2" office:value-type="string">
            <text:p text:style-name="P82">1. Отображается выпадающее меню с подпунктами</text:p>
          </table:table-cell>
        </table:table-row>
        <table:table-row table:style-name="Таблица7.7">
          <table:table-cell table:style-name="Таблица7.A2" office:value-type="string">
            <text:p text:style-name="P83">2. Убрать курсор с пункта меню читателям</text:p>
          </table:table-cell>
          <table:table-cell table:style-name="Таблица7.B2" office:value-type="string">
            <text:p text:style-name="P82">2. Выпадающее меню не отображается</text:p>
          </table:table-cell>
        </table:table-row>
      </table:table>
      <text:p text:style-name="P70"/>
      <text:p text:style-name="P70"/>
      <text:p text:style-name="P84">Тест-кейс № <text:span text:style-name="T29">7</text:span>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85">ID:</text:p>
          </table:table-cell>
          <table:table-cell table:style-name="Таблица8.B1" office:value-type="string">
            <text:p text:style-name="P86">RSL-<text:span text:style-name="T30">NAV</text:span>-0<text:span text:style-name="T31">2</text:span></text:p>
          </table:table-cell>
        </table:table-row>
        <table:table-row>
          <table:table-cell table:style-name="Таблица8.A2" office:value-type="string">
            <text:p text:style-name="P87">Название:</text:p>
          </table:table-cell>
          <table:table-cell table:style-name="Таблица8.B2" office:value-type="string">
            <text:p text:style-name="P88">Переход по пункту главного меню</text:p>
          </table:table-cell>
        </table:table-row>
        <table:table-row>
          <table:table-cell table:style-name="Таблица8.A2" office:value-type="string">
            <text:p text:style-name="P89">Модуль:</text:p>
          </table:table-cell>
          <table:table-cell table:style-name="Таблица8.B2" office:value-type="string">
            <text:p text:style-name="P90">Навигация</text:p>
          </table:table-cell>
        </table:table-row>
        <text:soft-page-break/>
        <table:table-row>
          <table:table-cell table:style-name="Таблица8.A2" office:value-type="string">
            <text:p text:style-name="P87">Приоритет:</text:p>
          </table:table-cell>
          <table:table-cell table:style-name="Таблица8.B2" office:value-type="string">
            <text:p text:style-name="P91">High</text:p>
          </table:table-cell>
        </table:table-row>
        <table:table-row>
          <table:table-cell table:style-name="Таблица8.A2" office:value-type="string">
            <text:p text:style-name="P92">Предусловия:</text:p>
          </table:table-cell>
          <table:table-cell table:style-name="Таблица8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8.A2" office:value-type="string">
            <text:p text:style-name="P93">Шаги:</text:p>
          </table:table-cell>
          <table:table-cell table:style-name="Таблица8.B2" office:value-type="string">
            <text:p text:style-name="P94">Ожидаемый результат:</text:p>
          </table:table-cell>
        </table:table-row>
        <table:table-row table:style-name="Таблица8.7">
          <table:table-cell table:style-name="Таблица8.A2" office:value-type="string">
            <text:p text:style-name="P95">1. <text:span text:style-name="T32">Навести курсор на пункт меню «Читателям»</text:span></text:p>
          </table:table-cell>
          <table:table-cell table:style-name="Таблица8.B2" office:value-type="string">
            <text:p text:style-name="P96">1. Отображается выпадающее меню с подпунктами</text:p>
          </table:table-cell>
        </table:table-row>
        <table:table-row table:style-name="Таблица8.7">
          <table:table-cell table:style-name="Таблица8.A2" office:value-type="string">
            <text:p text:style-name="P97">2. Кликнуть на пункт меню «Читателям»</text:p>
          </table:table-cell>
          <table:table-cell table:style-name="Таблица8.B2" office:value-type="string">
            <text:p text:style-name="P98"><text:span text:style-name="T33">2.1. </text:span>Переход на страницу раздела <text:span text:style-name="T18">URL=”</text:span><text:a xlink:type="simple" xlink:href="https://www.rsl.ru/ru/4readers" text:style-name="Internet_20_link" text:visited-style-name="Visited_20_Internet_20_Link"><text:span text:style-name="T18">https://www.rsl.ru/ru/4readers</text:span></text:a><text:span text:style-name="T18">”</text:span></text:p>
            <text:p text:style-name="P98"><text:span text:style-name="T33">2.2. </text:span>Заголовок страницы <text:span text:style-name="T33">= «Читателям»</text:span></text:p>
            <text:p text:style-name="P96">2.3. Отображаются <text:span text:style-name="T34">14</text:span> подраздел<text:span text:style-name="T34">ов</text:span></text:p>
          </table:table-cell>
        </table:table-row>
      </table:table>
      <text:p text:style-name="P99"/>
      <text:p text:style-name="P99"/>
      <text:p text:style-name="P100">Тест-кейс № <text:span text:style-name="T29">8</text:span>.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1">ID:</text:p>
          </table:table-cell>
          <table:table-cell table:style-name="Таблица9.B1" office:value-type="string">
            <text:p text:style-name="P102">RSL-<text:span text:style-name="T30">NAV</text:span>-0<text:span text:style-name="T35">3</text:span></text:p>
          </table:table-cell>
        </table:table-row>
        <table:table-row>
          <table:table-cell table:style-name="Таблица9.A2" office:value-type="string">
            <text:p text:style-name="P103">Название:</text:p>
          </table:table-cell>
          <table:table-cell table:style-name="Таблица9.B2" office:value-type="string">
            <text:p text:style-name="P104">Переход по вложенному пункту подменю</text:p>
          </table:table-cell>
        </table:table-row>
        <table:table-row>
          <table:table-cell table:style-name="Таблица9.A2" office:value-type="string">
            <text:p text:style-name="P105">Модуль:</text:p>
          </table:table-cell>
          <table:table-cell table:style-name="Таблица9.B2" office:value-type="string">
            <text:p text:style-name="P106">Навигация</text:p>
          </table:table-cell>
        </table:table-row>
        <table:table-row>
          <table:table-cell table:style-name="Таблица9.A2" office:value-type="string">
            <text:p text:style-name="P103">Приоритет:</text:p>
          </table:table-cell>
          <table:table-cell table:style-name="Таблица9.B2" office:value-type="string">
            <text:p text:style-name="P107">High</text:p>
          </table:table-cell>
        </table:table-row>
        <table:table-row>
          <table:table-cell table:style-name="Таблица9.A2" office:value-type="string">
            <text:p text:style-name="P108">Предусловия:</text:p>
          </table:table-cell>
          <table:table-cell table:style-name="Таблица9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9.A2" office:value-type="string">
            <text:p text:style-name="P109">Шаги:</text:p>
          </table:table-cell>
          <table:table-cell table:style-name="Таблица9.B2" office:value-type="string">
            <text:p text:style-name="P110">Ожидаемый результат:</text:p>
          </table:table-cell>
        </table:table-row>
        <table:table-row table:style-name="Таблица9.7">
          <table:table-cell table:style-name="Таблица9.A2" office:value-type="string">
            <text:p text:style-name="P111">1. Навести курсор на пункт меню «Читателям»</text:p>
          </table:table-cell>
          <table:table-cell table:style-name="Таблица9.B2" office:value-type="string">
            <text:p text:style-name="P112">1. Отображается выпадающее меню с <text:s/>подпунктами</text:p>
          </table:table-cell>
        </table:table-row>
        <table:table-row table:style-name="Таблица9.7">
          <table:table-cell table:style-name="Таблица9.A2" office:value-type="string">
            <text:p text:style-name="P113">2. В выпадающем списке кликнуть «График работы»</text:p>
          </table:table-cell>
          <table:table-cell table:style-name="Таблица9.B2" office:value-type="string">
            <text:p text:style-name="P114"><text:span text:style-name="T34">2.1. </text:span>Переход на страницу подраздела <text:span text:style-name="T18">URL=”</text:span><text:a xlink:type="simple" xlink:href="https://www.rsl.ru/ru/4readers/schedules" text:style-name="Internet_20_link" text:visited-style-name="Visited_20_Internet_20_Link"><text:span text:style-name="T18">https://www.rsl.ru/ru/4readers/schedules</text:span></text:a><text:span text:style-name="T18">”</text:span></text:p>
            <text:p text:style-name="P114"><text:span text:style-name="T34">2.2. </text:span>Заголовок страницы <text:span text:style-name="T34">= «График работы»</text:span></text:p>
            <text:p text:style-name="P114"><text:span text:style-name="T34">2.3. </text:span><text:span text:style-name="T36">О</text:span>тображается иерархия <text:span text:style-name="T36">хлебных крошек</text:span> «Главная → Читателям»</text:p>
          </table:table-cell>
        </table:table-row>
      </table:table>
      <text:p text:style-name="P115"/>
      <text:p text:style-name="P115"/>
      <text:p text:style-name="P116">Тест-кейс № <text:span text:style-name="T29">9</text:span>.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17">ID:</text:p>
          </table:table-cell>
          <table:table-cell table:style-name="Таблица10.B1" office:value-type="string">
            <text:p text:style-name="P118">RSL-<text:span text:style-name="T30">NAV</text:span>-0<text:span text:style-name="T37">4</text:span></text:p>
          </table:table-cell>
        </table:table-row>
        <table:table-row>
          <table:table-cell table:style-name="Таблица10.A2" office:value-type="string">
            <text:p text:style-name="P119">Название:</text:p>
          </table:table-cell>
          <table:table-cell table:style-name="Таблица10.B2" office:value-type="string">
            <text:p text:style-name="P120">Переход на страницу по хлебным крошкам</text:p>
          </table:table-cell>
        </table:table-row>
        <table:table-row>
          <table:table-cell table:style-name="Таблица10.A2" office:value-type="string">
            <text:p text:style-name="P121">Модуль:</text:p>
          </table:table-cell>
          <table:table-cell table:style-name="Таблица10.B2" office:value-type="string">
            <text:p text:style-name="P122">Навигация</text:p>
          </table:table-cell>
        </table:table-row>
        <table:table-row>
          <table:table-cell table:style-name="Таблица10.A2" office:value-type="string">
            <text:p text:style-name="P119">Приоритет:</text:p>
          </table:table-cell>
          <table:table-cell table:style-name="Таблица10.B2" office:value-type="string">
            <text:p text:style-name="P123">Medium</text:p>
          </table:table-cell>
        </table:table-row>
        <text:soft-page-break/>
        <table:table-row>
          <table:table-cell table:style-name="Таблица10.A2" office:value-type="string">
            <text:p text:style-name="P124">Предусловия:</text:p>
          </table:table-cell>
          <table:table-cell table:style-name="Таблица10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0.A2" office:value-type="string">
            <text:p text:style-name="P125">Шаги:</text:p>
          </table:table-cell>
          <table:table-cell table:style-name="Таблица10.B2" office:value-type="string">
            <text:p text:style-name="P126">Ожидаемый результат:</text:p>
          </table:table-cell>
        </table:table-row>
        <table:table-row table:style-name="Таблица10.7">
          <table:table-cell table:style-name="Таблица10.A2" office:value-type="string">
            <text:p text:style-name="P127">1. Навести курсор на пункт меню «Читателям»</text:p>
          </table:table-cell>
          <table:table-cell table:style-name="Таблица10.B2" office:value-type="string">
            <text:p text:style-name="P128">1. Отображается выпадающее меню с подпунктами</text:p>
          </table:table-cell>
        </table:table-row>
        <table:table-row table:style-name="Таблица10.7">
          <table:table-cell table:style-name="Таблица10.A2" office:value-type="string">
            <text:p text:style-name="P129">2. В выпадающем списке кликнуть «<text:span text:style-name="T36">График работы</text:span>»</text:p>
          </table:table-cell>
          <table:table-cell table:style-name="Таблица10.B2" office:value-type="string">
            <text:p text:style-name="P130">2.<text:span text:style-name="T36">1.</text:span> <text:span text:style-name="T36">Переход на страницу подраздела </text:span><text:span text:style-name="T38">URL = “</text:span><text:a xlink:type="simple" xlink:href="https://www.rsl.ru/ru/4readers/schedules/" text:style-name="Internet_20_link" text:visited-style-name="Visited_20_Internet_20_Link"><text:span text:style-name="T38">https://www.rsl.ru/ru/4readers/schedules/</text:span></text:a><text:span text:style-name="T38">”</text:span></text:p>
            <text:p text:style-name="P131">2.2. Заголовок страницы = «График работы»</text:p>
            <text:p text:style-name="P131">2.3. Отображается иерархия хлебных крошек «Главная → Читателям»</text:p>
          </table:table-cell>
        </table:table-row>
        <table:table-row table:style-name="Таблица10.7">
          <table:table-cell table:style-name="Таблица10.A2" office:value-type="string">
            <text:p text:style-name="P129">3. В хлебных крошках кликнуть «Читателям»</text:p>
          </table:table-cell>
          <table:table-cell table:style-name="Таблица10.B2" office:value-type="string">
            <text:p text:style-name="P131">3.1. 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39">https://www.rsl.ru/ru/4readers</text:span></text:a><text:span text:style-name="T18">”</text:span></text:p>
            <text:p text:style-name="P131">3.2. Заголовок страницы = «Читателям»</text:p>
            <text:p text:style-name="P131">3.3. Отображается иерархия хлебных крошек: «Главная»</text:p>
          </table:table-cell>
        </table:table-row>
      </table:table>
      <text:p text:style-name="P116"/>
      <text:p text:style-name="P116"/>
      <text:p text:style-name="P132">Тест-кейс № 1<text:span text:style-name="T29">0</text:span>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33">ID:</text:p>
          </table:table-cell>
          <table:table-cell table:style-name="Таблица11.B1" office:value-type="string">
            <text:p text:style-name="P134">RSL-<text:span text:style-name="T30">NAV</text:span>-0<text:span text:style-name="T40">5</text:span></text:p>
          </table:table-cell>
        </table:table-row>
        <table:table-row>
          <table:table-cell table:style-name="Таблица11.A2" office:value-type="string">
            <text:p text:style-name="P135">Название:</text:p>
          </table:table-cell>
          <table:table-cell table:style-name="Таблица11.B2" office:value-type="string">
            <text:p text:style-name="P136">Проверка доступности ссылок <text:span text:style-name="T41">в</text:span> раздел<text:span text:style-name="T41">е</text:span> «Читателям»</text:p>
          </table:table-cell>
        </table:table-row>
        <table:table-row>
          <table:table-cell table:style-name="Таблица11.A2" office:value-type="string">
            <text:p text:style-name="P137">Модуль:</text:p>
          </table:table-cell>
          <table:table-cell table:style-name="Таблица11.B2" office:value-type="string">
            <text:p text:style-name="P138">Навигация</text:p>
          </table:table-cell>
        </table:table-row>
        <table:table-row>
          <table:table-cell table:style-name="Таблица11.A2" office:value-type="string">
            <text:p text:style-name="P135">Приоритет:</text:p>
          </table:table-cell>
          <table:table-cell table:style-name="Таблица11.B2" office:value-type="string">
            <text:p text:style-name="P139">Medium</text:p>
          </table:table-cell>
        </table:table-row>
        <table:table-row>
          <table:table-cell table:style-name="Таблица11.A2" office:value-type="string">
            <text:p text:style-name="P140">Предусловия:</text:p>
          </table:table-cell>
          <table:table-cell table:style-name="Таблица11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1.A2" office:value-type="string">
            <text:p text:style-name="P141">Шаги:</text:p>
          </table:table-cell>
          <table:table-cell table:style-name="Таблица11.B2" office:value-type="string">
            <text:p text:style-name="P142">Ожидаемый результат:</text:p>
          </table:table-cell>
        </table:table-row>
        <table:table-row table:style-name="Таблица11.7">
          <table:table-cell table:style-name="Таблица11.A2" office:value-type="string">
            <text:p text:style-name="P143">1. Навести курсор на пункт меню «Читателям»</text:p>
          </table:table-cell>
          <table:table-cell table:style-name="Таблица11.B2" office:value-type="string">
            <text:p text:style-name="P128">1. Отображается выпадающее меню с подпунктами</text:p>
          </table:table-cell>
        </table:table-row>
        <table:table-row table:style-name="Таблица11.7">
          <table:table-cell table:style-name="Таблица11.A2" office:value-type="string">
            <text:p text:style-name="P143">2. Кликнуть на пункт меню «Читателям»</text:p>
          </table:table-cell>
          <table:table-cell table:style-name="Таблица11.B2" office:value-type="string">
            <text:p text:style-name="P128">2.<text:span text:style-name="T18">1. </text:span>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39">https://www.rsl.ru/ru/4readers</text:span></text:a><text:span text:style-name="T18">”</text:span></text:p>
            <text:p text:style-name="P144">2.2.<text:span text:style-name="T42"> </text:span><text:span text:style-name="T31">Заголовок страницы </text:span><text:span text:style-name="T42">= «Читателям»</text:span></text:p>
            <text:p text:style-name="P145">2.3. Отображаются <text:span text:style-name="T34">14</text:span> подраздел<text:span text:style-name="T34">ов</text:span></text:p>
          </table:table-cell>
        </table:table-row>
        <table:table-row table:style-name="Таблица11.7">
          <table:table-cell table:style-name="Таблица11.A2" office:value-type="string">
            <text:p text:style-name="P143">3. Кликнуть на подраздел «График работы»</text:p>
          </table:table-cell>
          <table:table-cell table:style-name="Таблица11.B2" office:value-type="string">
            <text:p text:style-name="P128">3.1. Переход на страницу подраздела <text:span text:style-name="T18">URL = “</text:span><text:a xlink:type="simple" xlink:href="https://www.rsl.ru/ru/4readers/schedules/" text:style-name="Internet_20_link" text:visited-style-name="Visited_20_Internet_20_Link"><text:span text:style-name="T18">https://www.rsl.ru/ru/4readers/schedules/</text:span></text:a><text:span text:style-name="T18">”</text:span></text:p>
            <text:p text:style-name="P144">3.2. <text:span text:style-name="T14">Заголовок страницы = «График работы»</text:span></text:p>
          </table:table-cell>
        </table:table-row>
        <table:table-row table:style-name="Таблица11.7">
          <table:table-cell table:style-name="Таблица11.A2" office:value-type="string">
            <text:p text:style-name="P146">4. Кликнуть в <text:soft-page-break/>хлебных крошках на «Читателям»</text:p>
          </table:table-cell>
          <table:table-cell table:style-name="Таблица11.B2" office:value-type="string">
            <text:p text:style-name="P147"><text:span text:style-name="T43">4</text:span>.<text:span text:style-name="T18">1. </text:span>Переход на страницу раздела <text:span text:style-name="T18">URL = </text:span><text:soft-page-break/><text:span text:style-name="T18">“</text:span><text:a xlink:type="simple" xlink:href="https://www.rsl.ru/ru/4readers" text:style-name="Internet_20_link" text:visited-style-name="Visited_20_Internet_20_Link"><text:span text:style-name="T39">https://www.rsl.ru/ru/4readers</text:span></text:a><text:span text:style-name="T18">”</text:span></text:p>
            <text:p text:style-name="P148"><text:span text:style-name="T44">4</text:span>.2.<text:span text:style-name="T42"> </text:span><text:span text:style-name="T31">Заголовок страницы </text:span><text:span text:style-name="T42">= «Читателям»</text:span></text:p>
          </table:table-cell>
        </table:table-row>
        <table:table-row table:style-name="Таблица11.7">
          <table:table-cell table:style-name="Таблица11.A2" office:value-type="string">
            <text:p text:style-name="P146">5. Кликнуть на подраздел «Как записаться»</text:p>
          </table:table-cell>
          <table:table-cell table:style-name="Таблица11.B2" office:value-type="string">
            <text:p text:style-name="P149">5.1. Переход на страницу подраздела <text:span text:style-name="T18">URL = “</text:span><text:a xlink:type="simple" xlink:href="https://www.rsl.ru/ru/4readers/how-to-join" text:style-name="Internet_20_link" text:visited-style-name="Visited_20_Internet_20_Link"><text:span text:style-name="T18">https://www.rsl.ru/ru/4readers/how-to-join</text:span></text:a><text:span text:style-name="T18">”</text:span></text:p>
            <text:p text:style-name="P150">5.1. <text:span text:style-name="T14">Заголовок страницы = «Как записаться»</text:span></text:p>
          </table:table-cell>
        </table:table-row>
      </table:table>
      <text:p text:style-name="P132"/>
      <text:p text:style-name="P132"/>
      <text:p text:style-name="P151">Тест-кейс № 1<text:span text:style-name="T29">1</text:span>.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52">ID:</text:p>
          </table:table-cell>
          <table:table-cell table:style-name="Таблица12.B1" office:value-type="string">
            <text:p text:style-name="P153">RSL-<text:span text:style-name="T45">PERS-ACC</text:span>-0<text:span text:style-name="T46">1</text:span></text:p>
          </table:table-cell>
        </table:table-row>
        <table:table-row>
          <table:table-cell table:style-name="Таблица12.A2" office:value-type="string">
            <text:p text:style-name="P154">Название:</text:p>
          </table:table-cell>
          <table:table-cell table:style-name="Таблица12.B2" office:value-type="string">
            <text:p text:style-name="P155">Авторизация с не<text:span text:style-name="T47">валидными</text:span> учетными данными</text:p>
          </table:table-cell>
        </table:table-row>
        <table:table-row>
          <table:table-cell table:style-name="Таблица12.A2" office:value-type="string">
            <text:p text:style-name="P156">Модуль:</text:p>
          </table:table-cell>
          <table:table-cell table:style-name="Таблица12.B2" office:value-type="string">
            <text:p text:style-name="P157">Личный кабинет</text:p>
          </table:table-cell>
        </table:table-row>
        <table:table-row>
          <table:table-cell table:style-name="Таблица12.A2" office:value-type="string">
            <text:p text:style-name="P154">Приоритет:</text:p>
          </table:table-cell>
          <table:table-cell table:style-name="Таблица12.B2" office:value-type="string">
            <text:p text:style-name="P158">High</text:p>
          </table:table-cell>
        </table:table-row>
        <table:table-row>
          <table:table-cell table:style-name="Таблица12.A2" office:value-type="string">
            <text:p text:style-name="P159">Предусловия:</text:p>
          </table:table-cell>
          <table:table-cell table:style-name="Таблица12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60">Пользователь не авторизован</text:p>
          </table:table-cell>
        </table:table-row>
        <table:table-row>
          <table:table-cell table:style-name="Таблица12.A2" office:value-type="string">
            <text:p text:style-name="P161">Шаги:</text:p>
          </table:table-cell>
          <table:table-cell table:style-name="Таблица12.B2" office:value-type="string">
            <text:p text:style-name="P162">Ожидаемый результат:</text:p>
          </table:table-cell>
        </table:table-row>
        <table:table-row table:style-name="Таблица12.7">
          <table:table-cell table:style-name="Таблица12.A2" office:value-type="string">
            <text:p text:style-name="P146">1. <text:span text:style-name="T48">В шапке сайта к</text:span>ликнуть на кнопку <text:span text:style-name="T18">[</text:span>Личный кабинет<text:span text:style-name="T18">]</text:span></text:p>
          </table:table-cell>
          <table:table-cell table:style-name="Таблица12.B2" office:value-type="string">
            <text:p text:style-name="P163">1.<text:span text:style-name="T49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0">https://passport.rusneb.ru/auth/realms/RSL/protocol/openid-connect/auth</text:span></text:a><text:span text:style-name="T18">”</text:span></text:p>
            <text:p text:style-name="P164">1.2. Отображается поле ввода «Адрес электронной почты или номер читательского билета» </text:p>
            <text:p text:style-name="P164">1.3. Отображается поле ввода «Пароль»</text:p>
            <text:p text:style-name="P164">1.4. Отображается кнопка <text:span text:style-name="T18">[</text:span>Войти<text:span text:style-name="T18">]</text:span></text:p>
          </table:table-cell>
        </table:table-row>
        <table:table-row table:style-name="Таблица12.7">
          <table:table-cell table:style-name="Таблица12.A2" office:value-type="string">
            <text:p text:style-name="P165">2. В поле ввода «Адрес электронной почты или номер читательского билета» ввести «<text:span text:style-name="T18">invalid@mail.ru</text:span>»</text:p>
          </table:table-cell>
          <table:table-cell table:style-name="Таблица12.B2" office:value-type="string">
            <text:p text:style-name="P166">2. <text:span text:style-name="T14">В поле ввода «Адрес электронной почты или номер читательского билета» отображается «</text:span>invalid@mail.ru<text:span text:style-name="T14">»</text:span></text:p>
          </table:table-cell>
        </table:table-row>
        <table:table-row table:style-name="Таблица12.7">
          <table:table-cell table:style-name="Таблица12.A2" office:value-type="string">
            <text:p text:style-name="P167">3. <text:span text:style-name="T14">В поле ввода «Пароль» ввести «</text:span>password<text:span text:style-name="T14">»</text:span></text:p>
          </table:table-cell>
          <table:table-cell table:style-name="Таблица12.B2" office:value-type="string">
            <text:p text:style-name="P166">3. <text:span text:style-name="T14">В поле ввода «Пароль» отображается «</text:span>password<text:span text:style-name="T14">»</text:span></text:p>
          </table:table-cell>
        </table:table-row>
        <table:table-row table:style-name="Таблица12.7">
          <table:table-cell table:style-name="Таблица12.A2" office:value-type="string">
            <text:p text:style-name="P167">4. <text:span text:style-name="T14">Кликнуть на кнопку </text:span>[<text:span text:style-name="T14">Войти</text:span>]</text:p>
          </table:table-cell>
          <table:table-cell table:style-name="Таблица12.B2" office:value-type="string">
            <text:p text:style-name="P164">4.1. Отображается текст «<text:span text:style-name="T51">Неправильное имя пользователя или пароль</text:span></text:p>
            <text:p text:style-name="P164"><text:span text:style-name="T51">Или данные были удалены согласно 152-ФЗ</text:span>»</text:p>
          </table:table-cell>
        </table:table-row>
      </table:table>
      <text:p text:style-name="P151"/>
      <text:p text:style-name="P151"/>
      <text:p text:style-name="P168">Тест-кейс № 1<text:span text:style-name="T29">2</text:span>.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69">ID:</text:p>
          </table:table-cell>
          <table:table-cell table:style-name="Таблица13.B1" office:value-type="string">
            <text:p text:style-name="P170">RSL-<text:span text:style-name="T45">PERS-ACC</text:span>-0<text:span text:style-name="T52">2</text:span></text:p>
          </table:table-cell>
        </table:table-row>
        <text:soft-page-break/>
        <table:table-row>
          <table:table-cell table:style-name="Таблица13.A2" office:value-type="string">
            <text:p text:style-name="P171">Название:</text:p>
          </table:table-cell>
          <table:table-cell table:style-name="Таблица13.B2" office:value-type="string">
            <text:p text:style-name="P172">Авторизация с валидными учетными данными</text:p>
          </table:table-cell>
        </table:table-row>
        <table:table-row>
          <table:table-cell table:style-name="Таблица13.A2" office:value-type="string">
            <text:p text:style-name="P173">Модуль:</text:p>
          </table:table-cell>
          <table:table-cell table:style-name="Таблица13.B2" office:value-type="string">
            <text:p text:style-name="P157">Личный кабинет</text:p>
          </table:table-cell>
        </table:table-row>
        <table:table-row>
          <table:table-cell table:style-name="Таблица13.A2" office:value-type="string">
            <text:p text:style-name="P171">Приоритет:</text:p>
          </table:table-cell>
          <table:table-cell table:style-name="Таблица13.B2" office:value-type="string">
            <text:p text:style-name="P174">High</text:p>
          </table:table-cell>
        </table:table-row>
        <table:table-row>
          <table:table-cell table:style-name="Таблица13.A2" office:value-type="string">
            <text:p text:style-name="P175">Предусловия:</text:p>
          </table:table-cell>
          <table:table-cell table:style-name="Таблица13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76">Пользователь не авторизован</text:p>
          </table:table-cell>
        </table:table-row>
        <table:table-row>
          <table:table-cell table:style-name="Таблица13.A2" office:value-type="string">
            <text:p text:style-name="P177">Шаги:</text:p>
          </table:table-cell>
          <table:table-cell table:style-name="Таблица13.B2" office:value-type="string">
            <text:p text:style-name="P178">Ожидаемый результат:</text:p>
          </table:table-cell>
        </table:table-row>
        <table:table-row table:style-name="Таблица13.7">
          <table:table-cell table:style-name="Таблица13.A2" office:value-type="string">
            <text:p text:style-name="P179">1. В шапке сайта кликнуть <text:span text:style-name="T18">[</text:span>Личный кабинет<text:span text:style-name="T18">]</text:span></text:p>
          </table:table-cell>
          <table:table-cell table:style-name="Таблица13.B2" office:value-type="string">
            <text:p text:style-name="P163">1.<text:span text:style-name="T49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0">https://passport.rusneb.ru/auth/realms/RSL/protocol/openid-connect/auth</text:span></text:a><text:span text:style-name="T18">”</text:span></text:p>
            <text:p text:style-name="P164">1.2. Отображается поле ввода «Адрес электронной почты или номер читательского билета» </text:p>
            <text:p text:style-name="P164">1.3. Отображается поле ввода «Пароль»</text:p>
            <text:p text:style-name="P164">1.4. Отображается кнопка <text:span text:style-name="T18">[</text:span>Войти<text:span text:style-name="T18">]</text:span></text:p>
          </table:table-cell>
        </table:table-row>
        <table:table-row table:style-name="Таблица13.7">
          <table:table-cell table:style-name="Таблица13.A2" office:value-type="string">
            <text:p text:style-name="P179">2. В поле ввода «<text:span text:style-name="T46">Адрес электронной почты или номер читательского билета</text:span>» ввести «<text:span text:style-name="T53">qatester12348765@mail.ru</text:span>»</text:p>
          </table:table-cell>
          <table:table-cell table:style-name="Таблица13.B2" office:value-type="string">
            <text:p text:style-name="P180">2. <text:span text:style-name="T54">В поле ввода «Адрес электронной почты или номер читательского билета» отображается «</text:span>qatester12348765@mail.ru<text:span text:style-name="T54">»</text:span></text:p>
          </table:table-cell>
        </table:table-row>
        <table:table-row table:style-name="Таблица13.7">
          <table:table-cell table:style-name="Таблица13.A2" office:value-type="string">
            <text:p text:style-name="P181">3. <text:span text:style-name="T14">В поле ввода «Пароль» ввести «</text:span>QAtester1234<text:span text:style-name="T14">»</text:span></text:p>
          </table:table-cell>
          <table:table-cell table:style-name="Таблица13.B2" office:value-type="string">
            <text:p text:style-name="P180">3. <text:span text:style-name="T14">В поле ввода «Пароль» отображается «</text:span>QAtester1234<text:span text:style-name="T14">»</text:span></text:p>
          </table:table-cell>
        </table:table-row>
        <table:table-row table:style-name="Таблица13.7">
          <table:table-cell table:style-name="Таблица13.A2" office:value-type="string">
            <text:p text:style-name="P181">4. <text:span text:style-name="T14">Кликнуть на кнопку </text:span>[<text:span text:style-name="T14">Войти</text:span>]</text:p>
          </table:table-cell>
          <table:table-cell table:style-name="Таблица13.B2" office:value-type="string">
            <text:p text:style-name="P182">4.1. Переход на главную страницу сайта <text:span text:style-name="T18">URL = “</text:span><text:a xlink:type="simple" xlink:href="https://search.rsl.ru/" text:style-name="Internet_20_link" text:visited-style-name="Visited_20_Internet_20_Link"><text:span text:style-name="T2">https://search.rsl.ru/</text:span></text:a><text:span text:style-name="T5">»</text:span><text:span text:style-name="T18">”</text:span></text:p>
            <text:p text:style-name="P180">4.2. <text:span text:style-name="T55">Кнопка </text:span><text:span text:style-name="T56">[</text:span><text:span text:style-name="T55">Личный кабинет</text:span><text:span text:style-name="T56">] </text:span><text:span text:style-name="T55">изменена на </text:span><text:span text:style-name="T56">[NameTest](</text:span><text:span text:style-name="T55">имя пользователя</text:span><text:span text:style-name="T56">)</text:span></text:p>
          </table:table-cell>
        </table:table-row>
      </table:table>
      <text:p text:style-name="P168"/>
      <text:p text:style-name="P168"/>
      <text:p text:style-name="P183">Тест-кейс № 1<text:span text:style-name="T29">3</text:span>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4">ID:</text:p>
          </table:table-cell>
          <table:table-cell table:style-name="Таблица14.B1" office:value-type="string">
            <text:p text:style-name="P170">RSL-<text:span text:style-name="T45">PERS-ACC</text:span>-0<text:span text:style-name="T57">3</text:span></text:p>
          </table:table-cell>
        </table:table-row>
        <table:table-row>
          <table:table-cell table:style-name="Таблица14.A2" office:value-type="string">
            <text:p text:style-name="P185">Название:</text:p>
          </table:table-cell>
          <table:table-cell table:style-name="Таблица14.B2" office:value-type="string">
            <text:p text:style-name="P186">Успешный выход из системы</text:p>
          </table:table-cell>
        </table:table-row>
        <table:table-row>
          <table:table-cell table:style-name="Таблица14.A2" office:value-type="string">
            <text:p text:style-name="P187">Модуль:</text:p>
          </table:table-cell>
          <table:table-cell table:style-name="Таблица14.B2" office:value-type="string">
            <text:p text:style-name="P157">Личный кабинет</text:p>
          </table:table-cell>
        </table:table-row>
        <table:table-row>
          <table:table-cell table:style-name="Таблица14.A2" office:value-type="string">
            <text:p text:style-name="P185">Приоритет:</text:p>
          </table:table-cell>
          <table:table-cell table:style-name="Таблица14.B2" office:value-type="string">
            <text:p text:style-name="P188">High</text:p>
          </table:table-cell>
        </table:table-row>
        <table:table-row>
          <table:table-cell table:style-name="Таблица14.A2" office:value-type="string">
            <text:p text:style-name="P189">Предусловия:</text:p>
          </table:table-cell>
          <table:table-cell table:style-name="Таблица14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90">Пользователь авторизован</text:p>
          </table:table-cell>
        </table:table-row>
        <table:table-row>
          <table:table-cell table:style-name="Таблица14.A2" office:value-type="string">
            <text:p text:style-name="P191">Шаги:</text:p>
          </table:table-cell>
          <table:table-cell table:style-name="Таблица14.B2" office:value-type="string">
            <text:p text:style-name="P192">Ожидаемый результат:</text:p>
          </table:table-cell>
        </table:table-row>
        <text:soft-page-break/>
        <table:table-row table:style-name="Таблица14.7">
          <table:table-cell table:style-name="Таблица14.A2" office:value-type="string">
            <text:p text:style-name="P193">1. В шапке сайта навести курсор на кнопку <text:span text:style-name="T18">[NameTest](</text:span>имя пользователя<text:span text:style-name="T18">)</text:span></text:p>
          </table:table-cell>
          <table:table-cell table:style-name="Таблица14.B2" office:value-type="string">
            <text:p text:style-name="P194">1. Отображается выпадающее меню с двумя пунктами «Профиль» и «Выйти»</text:p>
          </table:table-cell>
        </table:table-row>
        <table:table-row table:style-name="Таблица14.7">
          <table:table-cell table:style-name="Таблица14.A2" office:value-type="string">
            <text:p text:style-name="P193">2. В выпадающем меню <text:span text:style-name="T58">кликнуть на</text:span> кнопку <text:span text:style-name="T18">[</text:span>Выйти<text:span text:style-name="T18">]</text:span></text:p>
          </table:table-cell>
          <table:table-cell table:style-name="Таблица14.B2" office:value-type="string">
            <text:p text:style-name="P194">2.<text:span text:style-name="T18">1.</text:span> Переход на главную страницу <text:span text:style-name="T18">URL = “</text:span><text:a xlink:type="simple" xlink:href="https://search.rsl.ru/" text:style-name="Internet_20_link" text:visited-style-name="Visited_20_Internet_20_Link"><text:span text:style-name="T2">https://search.rsl.ru/</text:span></text:a><text:span text:style-name="T18">”</text:span></text:p>
            <text:p text:style-name="P195">2.2. <text:span text:style-name="T14">В шапке сайта кнопка </text:span>[NameTest](<text:span text:style-name="T14">имя пользователя</text:span>) <text:span text:style-name="T14">изменена на </text:span>[<text:span text:style-name="T14">Личный кабинет</text:span>]</text:p>
          </table:table-cell>
        </table:table-row>
      </table:table>
      <text:p text:style-name="P183"/>
      <text:p text:style-name="P183"/>
      <text:p text:style-name="P196">Тест-кейс № 1<text:span text:style-name="T29">4</text:span>.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97">ID:</text:p>
          </table:table-cell>
          <table:table-cell table:style-name="Таблица15.B1" office:value-type="string">
            <text:p text:style-name="P170">RSL-<text:span text:style-name="T45">PERS-ACC</text:span>-0<text:span text:style-name="T59">4</text:span></text:p>
          </table:table-cell>
        </table:table-row>
        <table:table-row>
          <table:table-cell table:style-name="Таблица15.A2" office:value-type="string">
            <text:p text:style-name="P198">Название:</text:p>
          </table:table-cell>
          <table:table-cell table:style-name="Таблица15.B2" office:value-type="string">
            <text:p text:style-name="P199">Запрос на восстановление пароля</text:p>
          </table:table-cell>
        </table:table-row>
        <table:table-row>
          <table:table-cell table:style-name="Таблица15.A2" office:value-type="string">
            <text:p text:style-name="P200">Модуль:</text:p>
          </table:table-cell>
          <table:table-cell table:style-name="Таблица15.B2" office:value-type="string">
            <text:p text:style-name="P157">Личный кабинет</text:p>
          </table:table-cell>
        </table:table-row>
        <table:table-row>
          <table:table-cell table:style-name="Таблица15.A2" office:value-type="string">
            <text:p text:style-name="P198">Приоритет:</text:p>
          </table:table-cell>
          <table:table-cell table:style-name="Таблица15.B2" office:value-type="string">
            <text:p text:style-name="P201">High</text:p>
          </table:table-cell>
        </table:table-row>
        <table:table-row>
          <table:table-cell table:style-name="Таблица15.A2" office:value-type="string">
            <text:p text:style-name="P202">Предусловия:</text:p>
          </table:table-cell>
          <table:table-cell table:style-name="Таблица15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03">Пользователь <text:span text:style-name="T59">не</text:span> авторизован</text:p>
          </table:table-cell>
        </table:table-row>
        <table:table-row>
          <table:table-cell table:style-name="Таблица15.A2" office:value-type="string">
            <text:p text:style-name="P204">Шаги:</text:p>
          </table:table-cell>
          <table:table-cell table:style-name="Таблица15.B2" office:value-type="string">
            <text:p text:style-name="P205">Ожидаемый результат:</text:p>
          </table:table-cell>
        </table:table-row>
        <table:table-row table:style-name="Таблица15.7">
          <table:table-cell table:style-name="Таблица15.A2" office:value-type="string">
            <text:p text:style-name="P206">1.<text:span text:style-name="T48"> В шапке сайта кликнуть </text:span><text:span text:style-name="T60">[</text:span><text:span text:style-name="T48">Личный кабинет</text:span><text:span text:style-name="T60">]</text:span></text:p>
          </table:table-cell>
          <table:table-cell table:style-name="Таблица15.B2" office:value-type="string">
            <text:p text:style-name="P207">1.<text:span text:style-name="T49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0">https://passport.rusneb.ru/auth/realms/RSL/protocol/openid-connect/auth</text:span></text:a><text:span text:style-name="T18">”</text:span></text:p>
            <text:p text:style-name="P208">1.2. Отображается поле ввода «Адрес электронной почты или номер читательского билета» </text:p>
            <text:p text:style-name="P208">1.3. Отображается поле ввода «Пароль»</text:p>
            <text:p text:style-name="P208">1.4. Отображается кнопка <text:span text:style-name="T18">[</text:span>Войти<text:span text:style-name="T18">]</text:span></text:p>
            <text:p text:style-name="P209">1.5. Отображается ссылка <text:span text:style-name="T18">“</text:span>Забыли пароль?<text:span text:style-name="T18">”</text:span></text:p>
          </table:table-cell>
        </table:table-row>
        <table:table-row table:style-name="Таблица15.7">
          <table:table-cell table:style-name="Таблица15.A2" office:value-type="string">
            <text:p text:style-name="P206">2. Кликнуть на ссылку «Забыли пароль?»</text:p>
          </table:table-cell>
          <table:table-cell table:style-name="Таблица15.B2" office:value-type="string">
            <text:p text:style-name="P209">2.<text:span text:style-name="T18">1.</text:span> Переход на страницу восстановление пароля <text:span text:style-name="T18">URL = ”</text:span><text:a xlink:type="simple" xlink:href="https://passport.rusneb.ru/auth/realms/RSL/login-actions/reset-credentials" text:style-name="Internet_20_link" text:visited-style-name="Visited_20_Internet_20_Link"><text:span text:style-name="T18">https://passport.rusneb.ru/auth/realms/RSL/login-actions/reset-credentials</text:span></text:a><text:span text:style-name="T18">”</text:span></text:p>
            <text:p text:style-name="P210">2.2. <text:span text:style-name="T14">Отображается текст «</text:span><text:span text:style-name="T61">Введите ваш адрес электронной почты и мы вышлем вам инструкцию по получению нового пароля.</text:span><text:span text:style-name="T62">»</text:span></text:p>
            <text:p text:style-name="P210">2.3. <text:span text:style-name="T14">Отображается поле ввода «</text:span><text:span text:style-name="T63">Адрес электронной почты</text:span><text:span text:style-name="T14">»</text:span></text:p>
            <text:p text:style-name="P211">2.4. Отображается кнопка <text:span text:style-name="T18">[</text:span>Получить пароль<text:span text:style-name="T18">]</text:span></text:p>
          </table:table-cell>
        </table:table-row>
        <table:table-row table:style-name="Таблица15.7">
          <table:table-cell table:style-name="Таблица15.A2" office:value-type="string">
            <text:p text:style-name="P212">3. В поле ввода «Адрес электронной почты» ввести «<text:a xlink:type="simple" xlink:href="mailto:qatester12348765@mail.ru" text:style-name="Internet_20_link" text:visited-style-name="Visited_20_Internet_20_Link"><text:span text:style-name="T64">qatester12348765@mail.ru</text:span></text:a>»</text:p>
          </table:table-cell>
          <table:table-cell table:style-name="Таблица15.B2" office:value-type="string">
            <text:p text:style-name="P211">3. В поле ввода «Адрес электронной почты» отображается «<text:a xlink:type="simple" xlink:href="mailto:qatester12348765@mail.ru" text:style-name="Internet_20_link" text:visited-style-name="Visited_20_Internet_20_Link"><text:span text:style-name="T64">qatester12348765@mail.ru</text:span></text:a>»</text:p>
          </table:table-cell>
        </table:table-row>
        <text:soft-page-break/>
        <table:table-row table:style-name="Таблица15.7">
          <table:table-cell table:style-name="Таблица15.A2" office:value-type="string">
            <text:p text:style-name="P212">4. Кликнуть на кнопку <text:span text:style-name="T18">[</text:span>Получить пароль<text:span text:style-name="T18">]</text:span></text:p>
          </table:table-cell>
          <table:table-cell table:style-name="Таблица15.B2" office:value-type="string">
            <text:p text:style-name="P213">4. <text:span text:style-name="T65">Отображается текст «</text:span><text:span text:style-name="T66">В ближайшее время Вы должны получить письмо с дальнейшими инструкциями.</text:span><text:span text:style-name="T65">»</text:span></text:p>
          </table:table-cell>
        </table:table-row>
      </table:table>
      <text:p text:style-name="P196"/>
      <text:p text:style-name="P196"/>
      <text:p text:style-name="P214">Тест-кейс № 1<text:span text:style-name="T29">5</text:span>.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15">ID:</text:p>
          </table:table-cell>
          <table:table-cell table:style-name="Таблица16.B1" office:value-type="string">
            <text:p text:style-name="P170">RSL-<text:span text:style-name="T45">PERS-ACC</text:span>-0<text:span text:style-name="T62">5</text:span></text:p>
          </table:table-cell>
        </table:table-row>
        <table:table-row>
          <table:table-cell table:style-name="Таблица16.A2" office:value-type="string">
            <text:p text:style-name="P216">Название:</text:p>
          </table:table-cell>
          <table:table-cell table:style-name="Таблица16.B2" office:value-type="string">
            <text:p text:style-name="P217">Запрос на восстановление пароля с невалидным <text:span text:style-name="T18">email</text:span></text:p>
          </table:table-cell>
        </table:table-row>
        <table:table-row>
          <table:table-cell table:style-name="Таблица16.A2" office:value-type="string">
            <text:p text:style-name="P218">Модуль:</text:p>
          </table:table-cell>
          <table:table-cell table:style-name="Таблица16.B2" office:value-type="string">
            <text:p text:style-name="P157">Личный кабинет</text:p>
          </table:table-cell>
        </table:table-row>
        <table:table-row>
          <table:table-cell table:style-name="Таблица16.A2" office:value-type="string">
            <text:p text:style-name="P216">Приоритет:</text:p>
          </table:table-cell>
          <table:table-cell table:style-name="Таблица16.B2" office:value-type="string">
            <text:p text:style-name="P219">Medium</text:p>
          </table:table-cell>
        </table:table-row>
        <table:table-row>
          <table:table-cell table:style-name="Таблица16.A2" office:value-type="string">
            <text:p text:style-name="P220">Предусловия:</text:p>
          </table:table-cell>
          <table:table-cell table:style-name="Таблица16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21">Пользователь <text:span text:style-name="T59">не</text:span> авторизован</text:p>
          </table:table-cell>
        </table:table-row>
        <table:table-row>
          <table:table-cell table:style-name="Таблица16.A2" office:value-type="string">
            <text:p text:style-name="P222">Шаги:</text:p>
          </table:table-cell>
          <table:table-cell table:style-name="Таблица16.B2" office:value-type="string">
            <text:p text:style-name="P223">Ожидаемый результат:</text:p>
          </table:table-cell>
        </table:table-row>
        <table:table-row table:style-name="Таблица16.7">
          <table:table-cell table:style-name="Таблица16.A2" office:value-type="string">
            <text:p text:style-name="P224">1<text:span text:style-name="T58">.</text:span><text:span text:style-name="T48"> В шапке сайта кликнуть </text:span><text:span text:style-name="T60">[</text:span><text:span text:style-name="T48">Личный кабинет</text:span><text:span text:style-name="T60">]</text:span></text:p>
          </table:table-cell>
          <table:table-cell table:style-name="Таблица16.B2" office:value-type="string">
            <text:p text:style-name="P225">1.<text:span text:style-name="T49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0">https://passport.rusneb.ru/auth/realms/RSL/protocol/openid-connect/auth</text:span></text:a><text:span text:style-name="T18">”</text:span></text:p>
            <text:p text:style-name="P226">1.2. Отображается поле ввода «Адрес электронной почты или номер читательского билета» </text:p>
            <text:p text:style-name="P226">1.3. Отображается поле ввода «Пароль»</text:p>
            <text:p text:style-name="P226">1.4. Отображается кнопка <text:span text:style-name="T18">[</text:span>Войти<text:span text:style-name="T18">]</text:span></text:p>
            <text:p text:style-name="P227">1.5. Отображается ссылка <text:span text:style-name="T18">“</text:span>Забыли пароль?<text:span text:style-name="T18">”</text:span></text:p>
          </table:table-cell>
        </table:table-row>
        <table:table-row table:style-name="Таблица16.7">
          <table:table-cell table:style-name="Таблица16.A2" office:value-type="string">
            <text:p text:style-name="P228">2. Кликнуть на ссылку «Забыли пароль?»</text:p>
          </table:table-cell>
          <table:table-cell table:style-name="Таблица16.B2" office:value-type="string">
            <text:p text:style-name="P227">2.<text:span text:style-name="T18">1.</text:span> Переход на страницу восстановление пароля <text:span text:style-name="T18">URL = ”</text:span><text:a xlink:type="simple" xlink:href="https://passport.rusneb.ru/auth/realms/RSL/login-actions/reset-credentials" text:style-name="Internet_20_link" text:visited-style-name="Visited_20_Internet_20_Link"><text:span text:style-name="T18">https://passport.rusneb.ru/auth/realms/RSL/login-actions/reset-credentials</text:span></text:a><text:span text:style-name="T18">”</text:span></text:p>
            <text:p text:style-name="P229">2.2. <text:span text:style-name="T14">Отображается текст «</text:span><text:span text:style-name="T61">Введите ваш адрес электронной почты и мы вышлем вам инструкцию по получению нового пароля.</text:span><text:span text:style-name="T62">»</text:span></text:p>
            <text:p text:style-name="P229">2.3. <text:span text:style-name="T14">Отображается поле ввода «</text:span><text:span text:style-name="T63">Адрес электронной почты</text:span><text:span text:style-name="T14">»</text:span></text:p>
            <text:p text:style-name="P230">2.4. Отображается кнопка <text:span text:style-name="T18">[</text:span>Получить пароль<text:span text:style-name="T18">]</text:span></text:p>
          </table:table-cell>
        </table:table-row>
        <table:table-row table:style-name="Таблица16.7">
          <table:table-cell table:style-name="Таблица16.A2" office:value-type="string">
            <text:p text:style-name="P231">3. В поле ввода «Адрес электронной почты» ввести «<text:span text:style-name="T67">test@invalid</text:span>»</text:p>
          </table:table-cell>
          <table:table-cell table:style-name="Таблица16.B2" office:value-type="string">
            <text:p text:style-name="P232">3. <text:span text:style-name="T63">В поле ввода «Адрес электронной почты» отображается «</text:span>test@invalid<text:span text:style-name="T63">»</text:span></text:p>
          </table:table-cell>
        </table:table-row>
        <table:table-row table:style-name="Таблица16.7">
          <table:table-cell table:style-name="Таблица16.A2" office:value-type="string">
            <text:p text:style-name="P231">4. Кликнуть на кнопку <text:span text:style-name="T18">[</text:span>Получить пароль<text:span text:style-name="T18">]</text:span></text:p>
          </table:table-cell>
          <table:table-cell table:style-name="Таблица16.B2" office:value-type="string">
            <text:p text:style-name="P232">4. <text:span text:style-name="T14">Отображается сообщение «Ошибка! Неверный формат»</text:span></text:p>
          </table:table-cell>
        </table:table-row>
      </table:table>
      <text:p text:style-name="P2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7:27:09.140583800</meta:creation-date>
    <dc:date>2026-04-10T15:56:07.057528600</dc:date>
    <meta:editing-duration>P1DT2H4M39S</meta:editing-duration>
    <meta:editing-cycles>43</meta:editing-cycles>
    <meta:generator>LibreOffice/25.2.7.2$Windows_X86_64 LibreOffice_project/5cbfd1ab6520636bb5f7b99185aa69bd7456825d</meta:generator>
    <meta:document-statistic meta:table-count="15" meta:image-count="0" meta:object-count="0" meta:page-count="9" meta:paragraph-count="335" meta:word-count="1364" meta:character-count="10734" meta:non-whitespace-character-count="9696"/>
  </office:meta>
</office:document-meta>
</file>